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5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8">
      <style:table-cell-properties style:vertical-align="automatic" fo:background-color="transparent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Excel_BuiltIn_Comma" style:data-style-name="N36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4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7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10.00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JAN_201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4" table:default-cell-style-name="ce1"/>
        <table:table-column table:style-name="co13" table:number-columns-repeated="15360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496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Janeiro-2016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541.04999999999995" table:style-name="ce14">
            <text:p>541<text:s/></text:p>
          </table:table-cell>
          <table:table-cell office:value-type="float" office:value="4658.97" table:style-name="ce14">
            <text:p>4.659<text:s/></text:p>
          </table:table-cell>
          <table:table-cell office:value-type="float" office:value="59610605.329999998" table:style-name="ce14">
            <text:p>59.610.605<text:s/></text:p>
          </table:table-cell>
          <table:table-cell office:value-type="float" office:value="951.47" table:style-name="ce14">
            <text:p>951<text:s/></text:p>
          </table:table-cell>
          <table:table-cell office:value-type="float" office:value="68161094.120000005" table:style-name="ce14">
            <text:p>68.161.094<text:s/></text:p>
          </table:table-cell>
          <table:table-cell office:value-type="float" office:value="50716609.409999996" table:style-name="ce14">
            <text:p>50.716.609<text:s/></text:p>
          </table:table-cell>
          <table:table-cell office:value-type="float" office:value="2698881.79" table:style-name="ce14">
            <text:p>2.698.882<text:s/></text:p>
          </table:table-cell>
          <table:table-cell office:value-type="float" office:value="140427664.37" table:style-name="ce14">
            <text:p>140.427.664<text:s/></text:p>
          </table:table-cell>
          <table:table-cell office:value-type="float" office:value="48658362.189999998" table:style-name="ce14">
            <text:p>48.658.362<text:s/></text:p>
          </table:table-cell>
          <table:table-cell office:value-type="float" office:value="10986217.939999999" table:style-name="ce14">
            <text:p>10.986.218<text:s/></text:p>
          </table:table-cell>
          <table:table-cell office:value-type="float" office:value="85567523.030000001" table:style-name="ce14">
            <text:p>85.567.523<text:s/></text:p>
          </table:table-cell>
          <table:table-cell office:value-type="float" office:value="79533.39" table:style-name="ce14">
            <text:p>79.533<text:s/></text:p>
          </table:table-cell>
          <table:table-cell office:value-type="float" office:value="2031401.6" table:style-name="ce14">
            <text:p>2.031.402<text:s/></text:p>
          </table:table-cell>
          <table:table-cell office:value-type="float" office:value="3421009.71" table:style-name="ce14">
            <text:p>3.421.010<text:s/></text:p>
          </table:table-cell>
          <table:table-cell office:value-type="float" office:value="12008005.779999999" table:style-name="ce14">
            <text:p>12.008.006<text:s/></text:p>
          </table:table-cell>
          <table:table-cell office:value-type="float" office:value="73483288.159999996" table:style-name="ce14">
            <text:p>73.483.288<text:s/></text:p>
          </table:table-cell>
          <table:table-cell office:value-type="float" office:value="3879.03" table:style-name="ce14">
            <text:p>3.879<text:s/></text:p>
          </table:table-cell>
          <table:table-cell office:value-type="float" office:value="236021000.56999999" table:style-name="ce14">
            <text:p>236.021.001<text:s/></text:p>
          </table:table-cell>
          <table:table-cell office:value-type="float" office:value="240538118.80000001" table:style-name="ce14">
            <text:p>240.538.119<text:s/></text:p>
          </table:table-cell>
          <table:table-cell office:value-type="float" office:value="1214178.1200000001" table:style-name="ce14">
            <text:p>1.214.178<text:s/></text:p>
          </table:table-cell>
          <table:table-cell office:value-type="float" office:value="12942.57" table:style-name="ce14">
            <text:p>12.943<text:s/></text:p>
          </table:table-cell>
          <table:table-cell office:value-type="float" office:value="29814.29" table:style-name="ce14">
            <text:p>29.814<text:s/></text:p>
          </table:table-cell>
          <table:table-cell office:value-type="float" office:value="101078824.84" table:style-name="ce14">
            <text:p>101.078.825<text:s/></text:p>
          </table:table-cell>
          <table:table-cell office:value-type="float" office:value="355944129.67000002" table:style-name="ce14">
            <text:p>355.944.130<text:s/></text:p>
          </table:table-cell>
          <table:table-cell office:value-type="float" office:value="6498.82" table:style-name="ce14">
            <text:p>6.499<text:s/></text:p>
          </table:table-cell>
          <table:table-cell office:value-type="float" office:value="1483985300.3699999" table:style-name="ce14">
            <text:p>1.483.985.300<text:s/></text:p>
          </table:table-cell>
          <table:table-cell office:value-type="float" office:value="2593.2399999999998" table:style-name="ce14">
            <text:p>2.593<text:s/></text:p>
          </table:table-cell>
          <table:table-cell office:value-type="float" office:value="2976693628.6299992" table:style-name="ce15">
            <text:p>2.976.693.62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-0.25" table:style-name="ce14">
            <text:p>(0)</text:p>
          </table:table-cell>
          <table:table-cell office:value-type="float" office:value="-5.17" table:style-name="ce14">
            <text:p>(5)</text:p>
          </table:table-cell>
          <table:table-cell office:value-type="float" office:value="-19.12" table:style-name="ce14">
            <text:p>(19)</text:p>
          </table:table-cell>
          <table:table-cell office:value-type="float" office:value="0" table:style-name="ce14">
            <text:p>-<text:s/></text:p>
          </table:table-cell>
          <table:table-cell office:value-type="float" office:value="19168.150000000001" table:style-name="ce14">
            <text:p>19.168<text:s/></text:p>
          </table:table-cell>
          <table:table-cell office:value-type="float" office:value="8219.93" table:style-name="ce14">
            <text:p>8.220<text:s/></text:p>
          </table:table-cell>
          <table:table-cell office:value-type="float" office:value="-151.44" table:style-name="ce14">
            <text:p>(151)</text:p>
          </table:table-cell>
          <table:table-cell office:value-type="float" office:value="133.44999999999999" table:style-name="ce14">
            <text:p>133<text:s/></text:p>
          </table:table-cell>
          <table:table-cell office:value-type="float" office:value="369896.39" table:style-name="ce14">
            <text:p>369.896<text:s/></text:p>
          </table:table-cell>
          <table:table-cell office:value-type="float" office:value="-6.44" table:style-name="ce14">
            <text:p>(6)</text:p>
          </table:table-cell>
          <table:table-cell office:value-type="float" office:value="-907.34" table:style-name="ce14">
            <text:p>(907)</text:p>
          </table:table-cell>
          <table:table-cell office:value-type="float" office:value="60320.03" table:style-name="ce14">
            <text:p>60.320<text:s/></text:p>
          </table:table-cell>
          <table:table-cell office:value-type="float" office:value="9.2200000000000006" table:style-name="ce14">
            <text:p>9<text:s/></text:p>
          </table:table-cell>
          <table:table-cell office:value-type="float" office:value="196048" table:style-name="ce14">
            <text:p>196.048<text:s/></text:p>
          </table:table-cell>
          <table:table-cell office:value-type="float" office:value="-182.26" table:style-name="ce14">
            <text:p>(182)</text:p>
          </table:table-cell>
          <table:table-cell office:value-type="float" office:value="147218.48000000001" table:style-name="ce14">
            <text:p>147.218<text:s/></text:p>
          </table:table-cell>
          <table:table-cell office:value-type="float" office:value="-29.54" table:style-name="ce14">
            <text:p>(30)</text:p>
          </table:table-cell>
          <table:table-cell office:value-type="float" office:value="277076.89" table:style-name="ce14">
            <text:p>277.077<text:s/></text:p>
          </table:table-cell>
          <table:table-cell office:value-type="float" office:value="6915.99" table:style-name="ce14">
            <text:p>6.916<text:s/></text:p>
          </table:table-cell>
          <table:table-cell office:value-type="float" office:value="16.420000000000002" table:style-name="ce14">
            <text:p>16<text:s/></text:p>
          </table:table-cell>
          <table:table-cell office:value-type="float" office:value="-18.260000000000002" table:style-name="ce14">
            <text:p>(18)</text:p>
          </table:table-cell>
          <table:table-cell office:value-type="float" office:value="-2.23" table:style-name="ce14">
            <text:p>(2)</text:p>
          </table:table-cell>
          <table:table-cell office:value-type="float" office:value="285488.73" table:style-name="ce14">
            <text:p>285.489<text:s/></text:p>
          </table:table-cell>
          <table:table-cell office:value-type="float" office:value="65997.440000000002" table:style-name="ce14">
            <text:p>65.997<text:s/></text:p>
          </table:table-cell>
          <table:table-cell office:value-type="float" office:value="-2.29" table:style-name="ce14">
            <text:p>(2)</text:p>
          </table:table-cell>
          <table:table-cell office:value-type="float" office:value="669876.14" table:style-name="ce14">
            <text:p>669.87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105060.92" table:style-name="ce15">
            <text:p>2.105.06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483092.84" table:style-name="ce14">
            <text:p>483.093<text:s/></text:p>
          </table:table-cell>
          <table:table-cell office:value-type="float" office:value="2656122.42" table:style-name="ce14">
            <text:p>2.656.122<text:s/></text:p>
          </table:table-cell>
          <table:table-cell office:value-type="float" office:value="16089415.939999999" table:style-name="ce14">
            <text:p>16.089.416<text:s/></text:p>
          </table:table-cell>
          <table:table-cell office:value-type="float" office:value="379664.05" table:style-name="ce14">
            <text:p>379.664<text:s/></text:p>
          </table:table-cell>
          <table:table-cell office:value-type="float" office:value="128206407.68000001" table:style-name="ce14">
            <text:p>128.206.408<text:s/></text:p>
          </table:table-cell>
          <table:table-cell office:value-type="float" office:value="34513286.340000004" table:style-name="ce14">
            <text:p>34.513.286<text:s/></text:p>
          </table:table-cell>
          <table:table-cell office:value-type="float" office:value="7524333.8799999999" table:style-name="ce14">
            <text:p>7.524.334<text:s/></text:p>
          </table:table-cell>
          <table:table-cell office:value-type="float" office:value="155118866.15000001" table:style-name="ce14">
            <text:p>155.118.866<text:s/></text:p>
          </table:table-cell>
          <table:table-cell office:value-type="float" office:value="19557612.280000001" table:style-name="ce14">
            <text:p>19.557.612<text:s/></text:p>
          </table:table-cell>
          <table:table-cell office:value-type="float" office:value="9163918.1500000004" table:style-name="ce14">
            <text:p>9.163.918<text:s/></text:p>
          </table:table-cell>
          <table:table-cell office:value-type="float" office:value="647656413.51999998" table:style-name="ce14">
            <text:p>647.656.414<text:s/></text:p>
          </table:table-cell>
          <table:table-cell office:value-type="float" office:value="8441299.5" table:style-name="ce14">
            <text:p>8.441.300<text:s/></text:p>
          </table:table-cell>
          <table:table-cell office:value-type="float" office:value="11091917.5" table:style-name="ce14">
            <text:p>11.091.918<text:s/></text:p>
          </table:table-cell>
          <table:table-cell office:value-type="float" office:value="10455089.77" table:style-name="ce14">
            <text:p>10.455.090<text:s/></text:p>
          </table:table-cell>
          <table:table-cell office:value-type="float" office:value="4913904.8600000003" table:style-name="ce14">
            <text:p>4.913.905<text:s/></text:p>
          </table:table-cell>
          <table:table-cell office:value-type="float" office:value="86079076.549999997" table:style-name="ce14">
            <text:p>86.079.077<text:s/></text:p>
          </table:table-cell>
          <table:table-cell office:value-type="float" office:value="3136075.37" table:style-name="ce14">
            <text:p>3.136.075<text:s/></text:p>
          </table:table-cell>
          <table:table-cell office:value-type="float" office:value="264927886.11000001" table:style-name="ce14">
            <text:p>264.927.886<text:s/></text:p>
          </table:table-cell>
          <table:table-cell office:value-type="float" office:value="261305621.72999999" table:style-name="ce14">
            <text:p>261.305.622<text:s/></text:p>
          </table:table-cell>
          <table:table-cell office:value-type="float" office:value="2920628.76" table:style-name="ce14">
            <text:p>2.920.629<text:s/></text:p>
          </table:table-cell>
          <table:table-cell office:value-type="float" office:value="2422557.91" table:style-name="ce14">
            <text:p>2.422.558<text:s/></text:p>
          </table:table-cell>
          <table:table-cell office:value-type="float" office:value="54509.56" table:style-name="ce14">
            <text:p>54.510<text:s/></text:p>
          </table:table-cell>
          <table:table-cell office:value-type="float" office:value="532458171.16000003" table:style-name="ce14">
            <text:p>532.458.171<text:s/></text:p>
          </table:table-cell>
          <table:table-cell office:value-type="float" office:value="280234443.55000001" table:style-name="ce14">
            <text:p>280.234.444<text:s/></text:p>
          </table:table-cell>
          <table:table-cell office:value-type="float" office:value="5179443.78" table:style-name="ce14">
            <text:p>5.179.444<text:s/></text:p>
          </table:table-cell>
          <table:table-cell office:value-type="float" office:value="1619636642.3499999" table:style-name="ce14">
            <text:p>1.619.636.642<text:s/></text:p>
          </table:table-cell>
          <table:table-cell office:value-type="float" office:value="471597.24" table:style-name="ce14">
            <text:p>471.597<text:s/></text:p>
          </table:table-cell>
          <table:table-cell office:value-type="float" office:value="4115077998.9499998" table:style-name="ce15">
            <text:p>4.115.077.99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92676.79" table:style-name="ce14">
            <text:p>92.67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23483.95" table:style-name="ce14">
            <text:p>23.48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501040852.47000003" table:style-name="ce14">
            <text:p>501.040.852<text:s/></text:p>
          </table:table-cell>
          <table:table-cell office:value-type="float" office:value="9120" table:style-name="ce14">
            <text:p>9.12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120.6" table:style-name="ce14">
            <text:p>3.121<text:s/></text:p>
          </table:table-cell>
          <table:table-cell office:value-type="float" office:value="8405.2000000000007" table:style-name="ce14">
            <text:p>8.405<text:s/></text:p>
          </table:table-cell>
          <table:table-cell office:value-type="float" office:value="22105.45" table:style-name="ce14">
            <text:p>22.105<text:s/></text:p>
          </table:table-cell>
          <table:table-cell office:value-type="float" office:value="25" table:style-name="ce14">
            <text:p>2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55032580.93000001" table:style-name="ce14">
            <text:p>255.032.581<text:s/></text:p>
          </table:table-cell>
          <table:table-cell office:value-type="float" office:value="1241.7" table:style-name="ce14">
            <text:p>1.242<text:s/></text:p>
          </table:table-cell>
          <table:table-cell office:value-type="float" office:value="203298.1" table:style-name="ce14">
            <text:p>203.298<text:s/></text:p>
          </table:table-cell>
          <table:table-cell office:value-type="float" office:value="56711.63" table:style-name="ce14">
            <text:p>56.71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756493621.82000017" table:style-name="ce15">
            <text:p>756.493.62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466231.64" table:style-name="ce14">
            <text:p>466.232<text:s/></text:p>
          </table:table-cell>
          <table:table-cell office:value-type="float" office:value="958321.83" table:style-name="ce14">
            <text:p>958.322<text:s/></text:p>
          </table:table-cell>
          <table:table-cell office:value-type="float" office:value="2718685.02" table:style-name="ce14">
            <text:p>2.718.68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1396618.039999999" table:style-name="ce14">
            <text:p>21.396.618<text:s/></text:p>
          </table:table-cell>
          <table:table-cell office:value-type="float" office:value="10504574.300000001" table:style-name="ce14">
            <text:p>10.504.574<text:s/></text:p>
          </table:table-cell>
          <table:table-cell office:value-type="float" office:value="2697602.15" table:style-name="ce14">
            <text:p>2.697.602<text:s/></text:p>
          </table:table-cell>
          <table:table-cell office:value-type="float" office:value="1363043.09" table:style-name="ce14">
            <text:p>1.363.043<text:s/></text:p>
          </table:table-cell>
          <table:table-cell office:value-type="float" office:value="2137483.12" table:style-name="ce14">
            <text:p>2.137.483<text:s/></text:p>
          </table:table-cell>
          <table:table-cell office:value-type="float" office:value="6921522.5800000001" table:style-name="ce14">
            <text:p>6.921.523<text:s/></text:p>
          </table:table-cell>
          <table:table-cell office:value-type="float" office:value="7713401.1699999999" table:style-name="ce14">
            <text:p>7.713.401<text:s/></text:p>
          </table:table-cell>
          <table:table-cell office:value-type="float" office:value="701977.9" table:style-name="ce14">
            <text:p>701.978<text:s/></text:p>
          </table:table-cell>
          <table:table-cell office:value-type="float" office:value="7298464.5899999999" table:style-name="ce14">
            <text:p>7.298.465<text:s/></text:p>
          </table:table-cell>
          <table:table-cell office:value-type="float" office:value="3039727.66" table:style-name="ce14">
            <text:p>3.039.728<text:s/></text:p>
          </table:table-cell>
          <table:table-cell office:value-type="float" office:value="883881.74" table:style-name="ce14">
            <text:p>883.882<text:s/></text:p>
          </table:table-cell>
          <table:table-cell office:value-type="float" office:value="16669959.130000001" table:style-name="ce14">
            <text:p>16.669.959<text:s/></text:p>
          </table:table-cell>
          <table:table-cell office:value-type="float" office:value="168256.97" table:style-name="ce14">
            <text:p>168.257<text:s/></text:p>
          </table:table-cell>
          <table:table-cell office:value-type="float" office:value="3968083.28" table:style-name="ce14">
            <text:p>3.968.083<text:s/></text:p>
          </table:table-cell>
          <table:table-cell office:value-type="float" office:value="11905401.18" table:style-name="ce14">
            <text:p>11.905.401<text:s/></text:p>
          </table:table-cell>
          <table:table-cell office:value-type="float" office:value="1129819.07" table:style-name="ce14">
            <text:p>1.129.819<text:s/></text:p>
          </table:table-cell>
          <table:table-cell office:value-type="float" office:value="329709.74" table:style-name="ce14">
            <text:p>329.710<text:s/></text:p>
          </table:table-cell>
          <table:table-cell office:value-type="float" office:value="35765.410000000003" table:style-name="ce14">
            <text:p>35.765<text:s/></text:p>
          </table:table-cell>
          <table:table-cell office:value-type="float" office:value="9708343.2899999991" table:style-name="ce14">
            <text:p>9.708.343<text:s/></text:p>
          </table:table-cell>
          <table:table-cell office:value-type="float" office:value="5958754.8700000001" table:style-name="ce14">
            <text:p>5.958.755<text:s/></text:p>
          </table:table-cell>
          <table:table-cell office:value-type="float" office:value="870057.65" table:style-name="ce14">
            <text:p>870.058<text:s/></text:p>
          </table:table-cell>
          <table:table-cell office:value-type="float" office:value="52000407.689999998" table:style-name="ce14">
            <text:p>52.000.408<text:s/></text:p>
          </table:table-cell>
          <table:table-cell office:value-type="float" office:value="67471.399999999994" table:style-name="ce14">
            <text:p>67.471<text:s/></text:p>
          </table:table-cell>
          <table:table-cell office:value-type="float" office:value="171613564.50999999" table:style-name="ce15">
            <text:p>171.613.56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9442.63" table:style-name="ce14">
            <text:p>19.44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915.14" table:style-name="ce14">
            <text:p>3.91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4193474.059999999" table:style-name="ce14">
            <text:p>24.193.474<text:s/></text:p>
          </table:table-cell>
          <table:table-cell office:value-type="float" office:value="5276.33" table:style-name="ce14">
            <text:p>5.27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5684.39" table:style-name="ce14">
            <text:p>5.68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382.63" table:style-name="ce14">
            <text:p>1.383<text:s/></text:p>
          </table:table-cell>
          <table:table-cell office:value-type="float" office:value="1440.49" table:style-name="ce14">
            <text:p>1.44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420758.95" table:style-name="ce14">
            <text:p>4.420.75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3923150.75" table:style-name="ce14">
            <text:p>43.923.151<text:s/></text:p>
          </table:table-cell>
          <table:table-cell office:value-type="float" office:value="32391930.960000001" table:style-name="ce14">
            <text:p>32.391.931<text:s/></text:p>
          </table:table-cell>
          <table:table-cell office:value-type="float" office:value="4874.92" table:style-name="ce14">
            <text:p>4.875<text:s/></text:p>
          </table:table-cell>
          <table:table-cell office:value-type="float" office:value="10168.870000000001" table:style-name="ce14">
            <text:p>10.16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81443734.569999993" table:style-name="ce14">
            <text:p>81.443.735<text:s/></text:p>
          </table:table-cell>
          <table:table-cell office:value-type="float" office:value="20013384.969999999" table:style-name="ce14">
            <text:p>20.013.38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31715287.67" table:style-name="ce14">
            <text:p>131.715.28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38153907.32999998" table:style-name="ce15">
            <text:p>338.153.90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8743135.0199999996" table:style-name="ce14">
            <text:p>8.743.13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5282778.16" table:style-name="ce14">
            <text:p>25.282.778<text:s/></text:p>
          </table:table-cell>
          <table:table-cell office:value-type="float" office:value="11666841.58" table:style-name="ce14">
            <text:p>11.666.842<text:s/></text:p>
          </table:table-cell>
          <table:table-cell office:value-type="float" office:value="565467.18999999994" table:style-name="ce14">
            <text:p>565.467<text:s/></text:p>
          </table:table-cell>
          <table:table-cell office:value-type="float" office:value="96919400.590000004" table:style-name="ce14">
            <text:p>96.919.401<text:s/></text:p>
          </table:table-cell>
          <table:table-cell office:value-type="float" office:value="7713811.8300000001" table:style-name="ce14">
            <text:p>7.713.812<text:s/></text:p>
          </table:table-cell>
          <table:table-cell office:value-type="float" office:value="1311452.6499999999" table:style-name="ce14">
            <text:p>1.311.453<text:s/></text:p>
          </table:table-cell>
          <table:table-cell office:value-type="float" office:value="35449689.740000002" table:style-name="ce14">
            <text:p>35.449.690<text:s/></text:p>
          </table:table-cell>
          <table:table-cell office:value-type="float" office:value="6512.65" table:style-name="ce14">
            <text:p>6.513<text:s/></text:p>
          </table:table-cell>
          <table:table-cell office:value-type="float" office:value="559200.37" table:style-name="ce14">
            <text:p>559.200<text:s/></text:p>
          </table:table-cell>
          <table:table-cell office:value-type="float" office:value="3313191.39" table:style-name="ce14">
            <text:p>3.313.191<text:s/></text:p>
          </table:table-cell>
          <table:table-cell office:value-type="float" office:value="1359596.01" table:style-name="ce14">
            <text:p>1.359.596<text:s/></text:p>
          </table:table-cell>
          <table:table-cell office:value-type="float" office:value="26682350.23" table:style-name="ce14">
            <text:p>26.682.35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05173691.38" table:style-name="ce14">
            <text:p>105.173.691<text:s/></text:p>
          </table:table-cell>
          <table:table-cell office:value-type="float" office:value="100464229.34" table:style-name="ce14">
            <text:p>100.464.229<text:s/></text:p>
          </table:table-cell>
          <table:table-cell office:value-type="float" office:value="301742" table:style-name="ce14">
            <text:p>301.742<text:s/></text:p>
          </table:table-cell>
          <table:table-cell office:value-type="float" office:value="4279.91" table:style-name="ce14">
            <text:p>4.280<text:s/></text:p>
          </table:table-cell>
          <table:table-cell office:value-type="float" office:value="215.9" table:style-name="ce14">
            <text:p>216<text:s/></text:p>
          </table:table-cell>
          <table:table-cell office:value-type="float" office:value="80927446.920000002" table:style-name="ce14">
            <text:p>80.927.447<text:s/></text:p>
          </table:table-cell>
          <table:table-cell office:value-type="float" office:value="132177985.69" table:style-name="ce14">
            <text:p>132.177.986<text:s/></text:p>
          </table:table-cell>
          <table:table-cell office:value-type="float" office:value="414615.68" table:style-name="ce14">
            <text:p>414.616<text:s/></text:p>
          </table:table-cell>
          <table:table-cell office:value-type="float" office:value="514529291.87" table:style-name="ce14">
            <text:p>514.529.29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153566926.0999999" table:style-name="ce15">
            <text:p>1.153.566.92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8">
            <text:p><text:s text:c="2"/>IPI - OUTROS</text:p>
          </table:table-cell>
          <table:table-cell office:value-type="float" office:value="16861.2" table:style-name="ce14">
            <text:p>16.861<text:s/></text:p>
          </table:table-cell>
          <table:table-cell office:value-type="float" office:value="1697800.59" table:style-name="ce14">
            <text:p>1.697.801<text:s/></text:p>
          </table:table-cell>
          <table:table-cell office:value-type="float" office:value="4608153.2700000005" table:style-name="ce14">
            <text:p>4.608.153<text:s/></text:p>
          </table:table-cell>
          <table:table-cell office:value-type="float" office:value="379664.05" table:style-name="ce14">
            <text:p>379.664<text:s/></text:p>
          </table:table-cell>
          <table:table-cell office:value-type="float" office:value="81434334.689999983" table:style-name="ce14">
            <text:p>81.434.335<text:s/></text:p>
          </table:table-cell>
          <table:table-cell office:value-type="float" office:value="12337955.319999998" table:style-name="ce14">
            <text:p>12.337.955<text:s/></text:p>
          </table:table-cell>
          <table:table-cell office:value-type="float" office:value="4261264.54" table:style-name="ce14">
            <text:p>4.261.265<text:s/></text:p>
          </table:table-cell>
          <table:table-cell office:value-type="float" office:value="32642948.409999996" table:style-name="ce14">
            <text:p>32.642.948<text:s/></text:p>
          </table:table-cell>
          <table:table-cell office:value-type="float" office:value="9677557.0499999989" table:style-name="ce14">
            <text:p>9.677.557<text:s/></text:p>
          </table:table-cell>
          <table:table-cell office:value-type="float" office:value="930942.92" table:style-name="ce14">
            <text:p>930.943<text:s/></text:p>
          </table:table-cell>
          <table:table-cell office:value-type="float" office:value="103446785.75" table:style-name="ce14">
            <text:p>103.446.786<text:s/></text:p>
          </table:table-cell>
          <table:table-cell office:value-type="float" office:value="7723688.9500000002" table:style-name="ce14">
            <text:p>7.723.689<text:s/></text:p>
          </table:table-cell>
          <table:table-cell office:value-type="float" office:value="3232869.9100000006" table:style-name="ce14">
            <text:p>3.232.870<text:s/></text:p>
          </table:table-cell>
          <table:table-cell office:value-type="float" office:value="4100730.2299999995" table:style-name="ce14">
            <text:p>4.100.730<text:s/></text:p>
          </table:table-cell>
          <table:table-cell office:value-type="float" office:value="2670427.1100000003" table:style-name="ce14">
            <text:p>2.670.427<text:s/></text:p>
          </table:table-cell>
          <table:table-cell office:value-type="float" office:value="38306008.240000002" table:style-name="ce14">
            <text:p>38.306.008<text:s/></text:p>
          </table:table-cell>
          <table:table-cell office:value-type="float" office:value="2967818.4000000004" table:style-name="ce14">
            <text:p>2.967.818<text:s/></text:p>
          </table:table-cell>
          <table:table-cell office:value-type="float" office:value="111859840.10000001" table:style-name="ce14">
            <text:p>111.859.840<text:s/></text:p>
          </table:table-cell>
          <table:table-cell office:value-type="float" office:value="116535655.05" table:style-name="ce14">
            <text:p>116.535.655<text:s/></text:p>
          </table:table-cell>
          <table:table-cell office:value-type="float" office:value="1462087.32" table:style-name="ce14">
            <text:p>1.462.087<text:s/></text:p>
          </table:table-cell>
          <table:table-cell office:value-type="float" office:value="2078374.3900000001" table:style-name="ce14">
            <text:p>2.078.374<text:s/></text:p>
          </table:table-cell>
          <table:table-cell office:value-type="float" office:value="18528.25" table:style-name="ce14">
            <text:p>18.528<text:s/></text:p>
          </table:table-cell>
          <table:table-cell office:value-type="float" office:value="105346065.45" table:style-name="ce14">
            <text:p>105.346.065<text:s/></text:p>
          </table:table-cell>
          <table:table-cell office:value-type="float" office:value="122083076.31999999" table:style-name="ce14">
            <text:p>122.083.076<text:s/></text:p>
          </table:table-cell>
          <table:table-cell office:value-type="float" office:value="3691472.35" table:style-name="ce14">
            <text:p>3.691.472<text:s/></text:p>
          </table:table-cell>
          <table:table-cell office:value-type="float" office:value="921334943.49000001" table:style-name="ce14">
            <text:p>921.334.943<text:s/></text:p>
          </table:table-cell>
          <table:table-cell office:value-type="float" office:value="404125.83999999997" table:style-name="ce14">
            <text:p>404.126<text:s/></text:p>
          </table:table-cell>
          <table:table-cell office:value-type="float" office:value="1695249979.1899998" table:style-name="ce15">
            <text:p>1.695.249.97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18970915.289999999" table:style-name="ce14">
            <text:p>18.970.915<text:s/></text:p>
          </table:table-cell>
          <table:table-cell office:value-type="float" office:value="73403025.239999995" table:style-name="ce14">
            <text:p>73.403.025<text:s/></text:p>
          </table:table-cell>
          <table:table-cell office:value-type="float" office:value="375411929.56" table:style-name="ce14">
            <text:p>375.411.930<text:s/></text:p>
          </table:table-cell>
          <table:table-cell office:value-type="float" office:value="14504950.42" table:style-name="ce14">
            <text:p>14.504.950<text:s/></text:p>
          </table:table-cell>
          <table:table-cell office:value-type="float" office:value="469416928.60000002" table:style-name="ce14">
            <text:p>469.416.929<text:s/></text:p>
          </table:table-cell>
          <table:table-cell office:value-type="float" office:value="504853846.50999999" table:style-name="ce14">
            <text:p>504.853.847<text:s/></text:p>
          </table:table-cell>
          <table:table-cell office:value-type="float" office:value="4489509472.4200001" table:style-name="ce14">
            <text:p>4.489.509.472<text:s/></text:p>
          </table:table-cell>
          <table:table-cell office:value-type="float" office:value="459870897.13999999" table:style-name="ce14">
            <text:p>459.870.897<text:s/></text:p>
          </table:table-cell>
          <table:table-cell office:value-type="float" office:value="422531920.32999998" table:style-name="ce14">
            <text:p>422.531.920<text:s/></text:p>
          </table:table-cell>
          <table:table-cell office:value-type="float" office:value="93533507.760000005" table:style-name="ce14">
            <text:p>93.533.508<text:s/></text:p>
          </table:table-cell>
          <table:table-cell office:value-type="float" office:value="2734182362.4000001" table:style-name="ce14">
            <text:p>2.734.182.362<text:s/></text:p>
          </table:table-cell>
          <table:table-cell office:value-type="float" office:value="145007417.24000001" table:style-name="ce14">
            <text:p>145.007.417<text:s/></text:p>
          </table:table-cell>
          <table:table-cell office:value-type="float" office:value="221295720.22" table:style-name="ce14">
            <text:p>221.295.720<text:s/></text:p>
          </table:table-cell>
          <table:table-cell office:value-type="float" office:value="206127163.06999999" table:style-name="ce14">
            <text:p>206.127.163<text:s/></text:p>
          </table:table-cell>
          <table:table-cell office:value-type="float" office:value="115605803.91" table:style-name="ce14">
            <text:p>115.605.804<text:s/></text:p>
          </table:table-cell>
          <table:table-cell office:value-type="float" office:value="552050726.02999997" table:style-name="ce14">
            <text:p>552.050.726<text:s/></text:p>
          </table:table-cell>
          <table:table-cell office:value-type="float" office:value="79618620.799999997" table:style-name="ce14">
            <text:p>79.618.621<text:s/></text:p>
          </table:table-cell>
          <table:table-cell office:value-type="float" office:value="1608669968.79" table:style-name="ce14">
            <text:p>1.608.669.969<text:s/></text:p>
          </table:table-cell>
          <table:table-cell office:value-type="float" office:value="8369175913.1400003" table:style-name="ce14">
            <text:p>8.369.175.913<text:s/></text:p>
          </table:table-cell>
          <table:table-cell office:value-type="float" office:value="122078854.13" table:style-name="ce14">
            <text:p>122.078.854<text:s/></text:p>
          </table:table-cell>
          <table:table-cell office:value-type="float" office:value="67940339.709999993" table:style-name="ce14">
            <text:p>67.940.340<text:s/></text:p>
          </table:table-cell>
          <table:table-cell office:value-type="float" office:value="20068307.84" table:style-name="ce14">
            <text:p>20.068.308<text:s/></text:p>
          </table:table-cell>
          <table:table-cell office:value-type="float" office:value="1638381889.25" table:style-name="ce14">
            <text:p>1.638.381.889<text:s/></text:p>
          </table:table-cell>
          <table:table-cell office:value-type="float" office:value="975419100.12" table:style-name="ce14">
            <text:p>975.419.100<text:s/></text:p>
          </table:table-cell>
          <table:table-cell office:value-type="float" office:value="75864810.989999995" table:style-name="ce14">
            <text:p>75.864.811<text:s/></text:p>
          </table:table-cell>
          <table:table-cell office:value-type="float" office:value="19495434882.689999" table:style-name="ce14">
            <text:p>19.495.434.883<text:s/></text:p>
          </table:table-cell>
          <table:table-cell office:value-type="float" office:value="42938994.869999997" table:style-name="ce14">
            <text:p>42.938.995<text:s/></text:p>
          </table:table-cell>
          <table:table-cell office:value-type="float" office:value="43391868268.470001" table:style-name="ce15">
            <text:p>43.391.868.26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1320141.6200000001" table:style-name="ce14">
            <text:p>1.320.142<text:s/></text:p>
          </table:table-cell>
          <table:table-cell office:value-type="float" office:value="6950783.2599999998" table:style-name="ce14">
            <text:p>6.950.783<text:s/></text:p>
          </table:table-cell>
          <table:table-cell office:value-type="float" office:value="8273683.9900000002" table:style-name="ce14">
            <text:p>8.273.684<text:s/></text:p>
          </table:table-cell>
          <table:table-cell office:value-type="float" office:value="2162903.31" table:style-name="ce14">
            <text:p>2.162.903<text:s/></text:p>
          </table:table-cell>
          <table:table-cell office:value-type="float" office:value="24654749.199999999" table:style-name="ce14">
            <text:p>24.654.749<text:s/></text:p>
          </table:table-cell>
          <table:table-cell office:value-type="float" office:value="53172298.670000002" table:style-name="ce14">
            <text:p>53.172.299<text:s/></text:p>
          </table:table-cell>
          <table:table-cell office:value-type="float" office:value="78366820.61999999" table:style-name="ce14">
            <text:p>78.366.821<text:s/></text:p>
          </table:table-cell>
          <table:table-cell office:value-type="float" office:value="14920558.18" table:style-name="ce14">
            <text:p>14.920.558<text:s/></text:p>
          </table:table-cell>
          <table:table-cell office:value-type="float" office:value="25749459.550000001" table:style-name="ce14">
            <text:p>25.749.460<text:s/></text:p>
          </table:table-cell>
          <table:table-cell office:value-type="float" office:value="7957297.4699999997" table:style-name="ce14">
            <text:p>7.957.297<text:s/></text:p>
          </table:table-cell>
          <table:table-cell office:value-type="float" office:value="121511890.43000001" table:style-name="ce14">
            <text:p>121.511.890<text:s/></text:p>
          </table:table-cell>
          <table:table-cell office:value-type="float" office:value="15316649.460000001" table:style-name="ce14">
            <text:p>15.316.649<text:s/></text:p>
          </table:table-cell>
          <table:table-cell office:value-type="float" office:value="14360463.08" table:style-name="ce14">
            <text:p>14.360.463<text:s/></text:p>
          </table:table-cell>
          <table:table-cell office:value-type="float" office:value="11617624.6" table:style-name="ce14">
            <text:p>11.617.625<text:s/></text:p>
          </table:table-cell>
          <table:table-cell office:value-type="float" office:value="10941947.01" table:style-name="ce14">
            <text:p>10.941.947<text:s/></text:p>
          </table:table-cell>
          <table:table-cell office:value-type="float" office:value="75020304.790000007" table:style-name="ce14">
            <text:p>75.020.305<text:s/></text:p>
          </table:table-cell>
          <table:table-cell office:value-type="float" office:value="4623438.2" table:style-name="ce14">
            <text:p>4.623.438<text:s/></text:p>
          </table:table-cell>
          <table:table-cell office:value-type="float" office:value="72292921.689999998" table:style-name="ce14">
            <text:p>72.292.922<text:s/></text:p>
          </table:table-cell>
          <table:table-cell office:value-type="float" office:value="308200638.10000002" table:style-name="ce14">
            <text:p>308.200.638<text:s/></text:p>
          </table:table-cell>
          <table:table-cell office:value-type="float" office:value="9409624.4199999999" table:style-name="ce14">
            <text:p>9.409.624<text:s/></text:p>
          </table:table-cell>
          <table:table-cell office:value-type="float" office:value="10193676.35" table:style-name="ce14">
            <text:p>10.193.676<text:s/></text:p>
          </table:table-cell>
          <table:table-cell office:value-type="float" office:value="2263701.2799999998" table:style-name="ce14">
            <text:p>2.263.701<text:s/></text:p>
          </table:table-cell>
          <table:table-cell office:value-type="float" office:value="85899942.519999996" table:style-name="ce14">
            <text:p>85.899.943<text:s/></text:p>
          </table:table-cell>
          <table:table-cell office:value-type="float" office:value="35447903.890000001" table:style-name="ce14">
            <text:p>35.447.904<text:s/></text:p>
          </table:table-cell>
          <table:table-cell office:value-type="float" office:value="4459071.8600000003" table:style-name="ce14">
            <text:p>4.459.072<text:s/></text:p>
          </table:table-cell>
          <table:table-cell office:value-type="float" office:value="971968990.45000005" table:style-name="ce14">
            <text:p>971.968.990<text:s/></text:p>
          </table:table-cell>
          <table:table-cell office:value-type="float" office:value="2026533.46" table:style-name="ce14">
            <text:p>2.026.533<text:s/></text:p>
          </table:table-cell>
          <table:table-cell office:value-type="float" office:value="1979084017.46" table:style-name="ce15">
            <text:p>1.979.084.01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9609084.1999999993" table:style-name="ce14">
            <text:p>9.609.084<text:s/></text:p>
          </table:table-cell>
          <table:table-cell office:value-type="float" office:value="37554333.509999998" table:style-name="ce14">
            <text:p>37.554.334<text:s/></text:p>
          </table:table-cell>
          <table:table-cell office:value-type="float" office:value="241537952.88999999" table:style-name="ce14">
            <text:p>241.537.953<text:s/></text:p>
          </table:table-cell>
          <table:table-cell office:value-type="float" office:value="7163643.1699999999" table:style-name="ce14">
            <text:p>7.163.643<text:s/></text:p>
          </table:table-cell>
          <table:table-cell office:value-type="float" office:value="258483828.38999999" table:style-name="ce14">
            <text:p>258.483.828<text:s/></text:p>
          </table:table-cell>
          <table:table-cell office:value-type="float" office:value="262560905.47" table:style-name="ce14">
            <text:p>262.560.905<text:s/></text:p>
          </table:table-cell>
          <table:table-cell office:value-type="float" office:value="1250277205.05" table:style-name="ce14">
            <text:p>1.250.277.205<text:s/></text:p>
          </table:table-cell>
          <table:table-cell office:value-type="float" office:value="304986799.10000002" table:style-name="ce14">
            <text:p>304.986.799<text:s/></text:p>
          </table:table-cell>
          <table:table-cell office:value-type="float" office:value="251544808.19" table:style-name="ce14">
            <text:p>251.544.808<text:s/></text:p>
          </table:table-cell>
          <table:table-cell office:value-type="float" office:value="50619697.609999999" table:style-name="ce14">
            <text:p>50.619.698<text:s/></text:p>
          </table:table-cell>
          <table:table-cell office:value-type="float" office:value="1803687033.25" table:style-name="ce14">
            <text:p>1.803.687.033<text:s/></text:p>
          </table:table-cell>
          <table:table-cell office:value-type="float" office:value="76531274.349999994" table:style-name="ce14">
            <text:p>76.531.274<text:s/></text:p>
          </table:table-cell>
          <table:table-cell office:value-type="float" office:value="123696524.43000001" table:style-name="ce14">
            <text:p>123.696.524<text:s/></text:p>
          </table:table-cell>
          <table:table-cell office:value-type="float" office:value="103662266.27" table:style-name="ce14">
            <text:p>103.662.266<text:s/></text:p>
          </table:table-cell>
          <table:table-cell office:value-type="float" office:value="51732018.390000001" table:style-name="ce14">
            <text:p>51.732.018<text:s/></text:p>
          </table:table-cell>
          <table:table-cell office:value-type="float" office:value="304973690.07999998" table:style-name="ce14">
            <text:p>304.973.690<text:s/></text:p>
          </table:table-cell>
          <table:table-cell office:value-type="float" office:value="43636096.530000001" table:style-name="ce14">
            <text:p>43.636.097<text:s/></text:p>
          </table:table-cell>
          <table:table-cell office:value-type="float" office:value="810200286.23000002" table:style-name="ce14">
            <text:p>810.200.286<text:s/></text:p>
          </table:table-cell>
          <table:table-cell office:value-type="float" office:value="5075475260.54" table:style-name="ce14">
            <text:p>5.075.475.261<text:s/></text:p>
          </table:table-cell>
          <table:table-cell office:value-type="float" office:value="66774164.840000004" table:style-name="ce14">
            <text:p>66.774.165<text:s/></text:p>
          </table:table-cell>
          <table:table-cell office:value-type="float" office:value="31822923.390000001" table:style-name="ce14">
            <text:p>31.822.923<text:s/></text:p>
          </table:table-cell>
          <table:table-cell office:value-type="float" office:value="10586298.98" table:style-name="ce14">
            <text:p>10.586.299<text:s/></text:p>
          </table:table-cell>
          <table:table-cell office:value-type="float" office:value="869837285.48000002" table:style-name="ce14">
            <text:p>869.837.285<text:s/></text:p>
          </table:table-cell>
          <table:table-cell office:value-type="float" office:value="567187665.28999996" table:style-name="ce14">
            <text:p>567.187.665<text:s/></text:p>
          </table:table-cell>
          <table:table-cell office:value-type="float" office:value="28686642.899999999" table:style-name="ce14">
            <text:p>28.686.643<text:s/></text:p>
          </table:table-cell>
          <table:table-cell office:value-type="float" office:value="9206205955.4400005" table:style-name="ce14">
            <text:p>9.206.205.955<text:s/></text:p>
          </table:table-cell>
          <table:table-cell office:value-type="float" office:value="22764893.25" table:style-name="ce14">
            <text:p>22.764.893<text:s/></text:p>
          </table:table-cell>
          <table:table-cell office:value-type="float" office:value="21871798537.220001" table:style-name="ce15">
            <text:p>21.871.798.53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193.92" table:style-name="ce14">
            <text:p>194<text:s/></text:p>
          </table:table-cell>
          <table:table-cell office:value-type="float" office:value="207184.25" table:style-name="ce14">
            <text:p>207.184<text:s/></text:p>
          </table:table-cell>
          <table:table-cell office:value-type="float" office:value="1066065.04" table:style-name="ce14">
            <text:p>1.066.06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222350.43" table:style-name="ce14">
            <text:p>4.222.350<text:s/></text:p>
          </table:table-cell>
          <table:table-cell office:value-type="float" office:value="23885067.280000001" table:style-name="ce14">
            <text:p>23.885.067<text:s/></text:p>
          </table:table-cell>
          <table:table-cell office:value-type="float" office:value="442269885.58999997" table:style-name="ce14">
            <text:p>442.269.886<text:s/></text:p>
          </table:table-cell>
          <table:table-cell office:value-type="float" office:value="1590137.42" table:style-name="ce14">
            <text:p>1.590.137<text:s/></text:p>
          </table:table-cell>
          <table:table-cell office:value-type="float" office:value="1117743.07" table:style-name="ce14">
            <text:p>1.117.743<text:s/></text:p>
          </table:table-cell>
          <table:table-cell office:value-type="float" office:value="2713.07" table:style-name="ce14">
            <text:p>2.713<text:s/></text:p>
          </table:table-cell>
          <table:table-cell office:value-type="float" office:value="28698255.359999999" table:style-name="ce14">
            <text:p>28.698.255<text:s/></text:p>
          </table:table-cell>
          <table:table-cell office:value-type="float" office:value="2990.29" table:style-name="ce14">
            <text:p>2.990<text:s/></text:p>
          </table:table-cell>
          <table:table-cell office:value-type="float" office:value="65570.16" table:style-name="ce14">
            <text:p>65.570<text:s/></text:p>
          </table:table-cell>
          <table:table-cell office:value-type="float" office:value="13887149.98" table:style-name="ce14">
            <text:p>13.887.150<text:s/></text:p>
          </table:table-cell>
          <table:table-cell office:value-type="float" office:value="56699.48" table:style-name="ce14">
            <text:p>56.699<text:s/></text:p>
          </table:table-cell>
          <table:table-cell office:value-type="float" office:value="94020108.579999998" table:style-name="ce14">
            <text:p>94.020.109<text:s/></text:p>
          </table:table-cell>
          <table:table-cell office:value-type="float" office:value="2407.66" table:style-name="ce14">
            <text:p>2.408<text:s/></text:p>
          </table:table-cell>
          <table:table-cell office:value-type="float" office:value="44897588.520000003" table:style-name="ce14">
            <text:p>44.897.589<text:s/></text:p>
          </table:table-cell>
          <table:table-cell office:value-type="float" office:value="2939585624.9299998" table:style-name="ce14">
            <text:p>2.939.585.625<text:s/></text:p>
          </table:table-cell>
          <table:table-cell office:value-type="float" office:value="119771.08" table:style-name="ce14">
            <text:p>119.771<text:s/></text:p>
          </table:table-cell>
          <table:table-cell office:value-type="float" office:value="4758.62" table:style-name="ce14">
            <text:p>4.759<text:s/></text:p>
          </table:table-cell>
          <table:table-cell office:value-type="float" office:value="49415.15" table:style-name="ce14">
            <text:p>49.415<text:s/></text:p>
          </table:table-cell>
          <table:table-cell office:value-type="float" office:value="134030257.27" table:style-name="ce14">
            <text:p>134.030.257<text:s/></text:p>
          </table:table-cell>
          <table:table-cell office:value-type="float" office:value="8490243.6199999992" table:style-name="ce14">
            <text:p>8.490.244<text:s/></text:p>
          </table:table-cell>
          <table:table-cell office:value-type="float" office:value="1914.73" table:style-name="ce14">
            <text:p>1.915<text:s/></text:p>
          </table:table-cell>
          <table:table-cell office:value-type="float" office:value="2561413670.5999999" table:style-name="ce14">
            <text:p>2.561.413.671<text:s/></text:p>
          </table:table-cell>
          <table:table-cell office:value-type="float" office:value="9277.84" table:style-name="ce14">
            <text:p>9.278<text:s/></text:p>
          </table:table-cell>
          <table:table-cell office:value-type="float" office:value="6299697043.9399996" table:style-name="ce15">
            <text:p>6.299.697.04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9608890.2799999993" table:style-name="ce14">
            <text:p>9.608.890<text:s/></text:p>
          </table:table-cell>
          <table:table-cell office:value-type="float" office:value="37347149.260000005" table:style-name="ce14">
            <text:p>37.347.149<text:s/></text:p>
          </table:table-cell>
          <table:table-cell office:value-type="float" office:value="240471887.84999999" table:style-name="ce14">
            <text:p>240.471.888<text:s/></text:p>
          </table:table-cell>
          <table:table-cell office:value-type="float" office:value="7163643.1699999999" table:style-name="ce14">
            <text:p>7.163.643<text:s/></text:p>
          </table:table-cell>
          <table:table-cell office:value-type="float" office:value="254261477.95999998" table:style-name="ce14">
            <text:p>254.261.478<text:s/></text:p>
          </table:table-cell>
          <table:table-cell office:value-type="float" office:value="238675838.19" table:style-name="ce14">
            <text:p>238.675.838<text:s/></text:p>
          </table:table-cell>
          <table:table-cell office:value-type="float" office:value="808007319.46000004" table:style-name="ce14">
            <text:p>808.007.319<text:s/></text:p>
          </table:table-cell>
          <table:table-cell office:value-type="float" office:value="303396661.68000001" table:style-name="ce14">
            <text:p>303.396.662<text:s/></text:p>
          </table:table-cell>
          <table:table-cell office:value-type="float" office:value="250427065.12" table:style-name="ce14">
            <text:p>250.427.065<text:s/></text:p>
          </table:table-cell>
          <table:table-cell office:value-type="float" office:value="50616984.540000007" table:style-name="ce14">
            <text:p>50.616.985<text:s/></text:p>
          </table:table-cell>
          <table:table-cell office:value-type="float" office:value="1774988777.8899999" table:style-name="ce14">
            <text:p>1.774.988.778<text:s/></text:p>
          </table:table-cell>
          <table:table-cell office:value-type="float" office:value="76528284.059999987" table:style-name="ce14">
            <text:p>76.528.284<text:s/></text:p>
          </table:table-cell>
          <table:table-cell office:value-type="float" office:value="123630954.27" table:style-name="ce14">
            <text:p>123.630.954<text:s/></text:p>
          </table:table-cell>
          <table:table-cell office:value-type="float" office:value="89775116.289999992" table:style-name="ce14">
            <text:p>89.775.116<text:s/></text:p>
          </table:table-cell>
          <table:table-cell office:value-type="float" office:value="51675318.909999996" table:style-name="ce14">
            <text:p>51.675.319<text:s/></text:p>
          </table:table-cell>
          <table:table-cell office:value-type="float" office:value="210953581.5" table:style-name="ce14">
            <text:p>210.953.582<text:s/></text:p>
          </table:table-cell>
          <table:table-cell office:value-type="float" office:value="43633688.869999997" table:style-name="ce14">
            <text:p>43.633.689<text:s/></text:p>
          </table:table-cell>
          <table:table-cell office:value-type="float" office:value="765302697.71000004" table:style-name="ce14">
            <text:p>765.302.698<text:s/></text:p>
          </table:table-cell>
          <table:table-cell office:value-type="float" office:value="2135889635.6099999" table:style-name="ce14">
            <text:p>2.135.889.636<text:s/></text:p>
          </table:table-cell>
          <table:table-cell office:value-type="float" office:value="66654393.759999998" table:style-name="ce14">
            <text:p>66.654.394<text:s/></text:p>
          </table:table-cell>
          <table:table-cell office:value-type="float" office:value="31818164.77" table:style-name="ce14">
            <text:p>31.818.165<text:s/></text:p>
          </table:table-cell>
          <table:table-cell office:value-type="float" office:value="10536883.83" table:style-name="ce14">
            <text:p>10.536.884<text:s/></text:p>
          </table:table-cell>
          <table:table-cell office:value-type="float" office:value="735807028.21000004" table:style-name="ce14">
            <text:p>735.807.028<text:s/></text:p>
          </table:table-cell>
          <table:table-cell office:value-type="float" office:value="558697421.66999996" table:style-name="ce14">
            <text:p>558.697.422<text:s/></text:p>
          </table:table-cell>
          <table:table-cell office:value-type="float" office:value="28684728.170000002" table:style-name="ce14">
            <text:p>28.684.728<text:s/></text:p>
          </table:table-cell>
          <table:table-cell office:value-type="float" office:value="6644792284.8399992" table:style-name="ce14">
            <text:p>6.644.792.285<text:s/></text:p>
          </table:table-cell>
          <table:table-cell office:value-type="float" office:value="22755615.41" table:style-name="ce14">
            <text:p>22.755.615<text:s/></text:p>
          </table:table-cell>
          <table:table-cell office:value-type="float" office:value="15572101493.279999" table:style-name="ce15">
            <text:p>15.572.101.49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8041689.4699999997" table:style-name="ce14">
            <text:p>8.041.689<text:s/></text:p>
          </table:table-cell>
          <table:table-cell office:value-type="float" office:value="28897908.469999999" table:style-name="ce14">
            <text:p>28.897.908<text:s/></text:p>
          </table:table-cell>
          <table:table-cell office:value-type="float" office:value="125600292.68000001" table:style-name="ce14">
            <text:p>125.600.293<text:s/></text:p>
          </table:table-cell>
          <table:table-cell office:value-type="float" office:value="5178403.9400000004" table:style-name="ce14">
            <text:p>5.178.404<text:s/></text:p>
          </table:table-cell>
          <table:table-cell office:value-type="float" office:value="186278351.00999999" table:style-name="ce14">
            <text:p>186.278.351<text:s/></text:p>
          </table:table-cell>
          <table:table-cell office:value-type="float" office:value="189120642.37" table:style-name="ce14">
            <text:p>189.120.642<text:s/></text:p>
          </table:table-cell>
          <table:table-cell office:value-type="float" office:value="3160865446.75" table:style-name="ce14">
            <text:p>3.160.865.447<text:s/></text:p>
          </table:table-cell>
          <table:table-cell office:value-type="float" office:value="139963539.86000001" table:style-name="ce14">
            <text:p>139.963.540<text:s/></text:p>
          </table:table-cell>
          <table:table-cell office:value-type="float" office:value="145237652.59" table:style-name="ce14">
            <text:p>145.237.653<text:s/></text:p>
          </table:table-cell>
          <table:table-cell office:value-type="float" office:value="34956512.68" table:style-name="ce14">
            <text:p>34.956.513<text:s/></text:p>
          </table:table-cell>
          <table:table-cell office:value-type="float" office:value="808983438.72000003" table:style-name="ce14">
            <text:p>808.983.439<text:s/></text:p>
          </table:table-cell>
          <table:table-cell office:value-type="float" office:value="53159493.43" table:style-name="ce14">
            <text:p>53.159.493<text:s/></text:p>
          </table:table-cell>
          <table:table-cell office:value-type="float" office:value="83238732.709999993" table:style-name="ce14">
            <text:p>83.238.733<text:s/></text:p>
          </table:table-cell>
          <table:table-cell office:value-type="float" office:value="90847272.200000003" table:style-name="ce14">
            <text:p>90.847.272<text:s/></text:p>
          </table:table-cell>
          <table:table-cell office:value-type="float" office:value="52931838.509999998" table:style-name="ce14">
            <text:p>52.931.839<text:s/></text:p>
          </table:table-cell>
          <table:table-cell office:value-type="float" office:value="172056731.16" table:style-name="ce14">
            <text:p>172.056.731<text:s/></text:p>
          </table:table-cell>
          <table:table-cell office:value-type="float" office:value="31359086.07" table:style-name="ce14">
            <text:p>31.359.086<text:s/></text:p>
          </table:table-cell>
          <table:table-cell office:value-type="float" office:value="726176760.87" table:style-name="ce14">
            <text:p>726.176.761<text:s/></text:p>
          </table:table-cell>
          <table:table-cell office:value-type="float" office:value="2985500014.5" table:style-name="ce14">
            <text:p>2.985.500.015<text:s/></text:p>
          </table:table-cell>
          <table:table-cell office:value-type="float" office:value="45895064.869999997" table:style-name="ce14">
            <text:p>45.895.065<text:s/></text:p>
          </table:table-cell>
          <table:table-cell office:value-type="float" office:value="25923739.969999999" table:style-name="ce14">
            <text:p>25.923.740<text:s/></text:p>
          </table:table-cell>
          <table:table-cell office:value-type="float" office:value="7218307.5800000001" table:style-name="ce14">
            <text:p>7.218.308<text:s/></text:p>
          </table:table-cell>
          <table:table-cell office:value-type="float" office:value="682644661.25" table:style-name="ce14">
            <text:p>682.644.661<text:s/></text:p>
          </table:table-cell>
          <table:table-cell office:value-type="float" office:value="372783530.94" table:style-name="ce14">
            <text:p>372.783.531<text:s/></text:p>
          </table:table-cell>
          <table:table-cell office:value-type="float" office:value="42719096.229999997" table:style-name="ce14">
            <text:p>42.719.096<text:s/></text:p>
          </table:table-cell>
          <table:table-cell office:value-type="float" office:value="9317259936.7999992" table:style-name="ce14">
            <text:p>9.317.259.937<text:s/></text:p>
          </table:table-cell>
          <table:table-cell office:value-type="float" office:value="18147568.16" table:style-name="ce14">
            <text:p>18.147.568<text:s/></text:p>
          </table:table-cell>
          <table:table-cell office:value-type="float" office:value="19540985713.789997" table:style-name="ce15">
            <text:p>19.540.985.71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7385289.0199999996" table:style-name="ce14">
            <text:p>7.385.289<text:s/></text:p>
          </table:table-cell>
          <table:table-cell office:value-type="float" office:value="24624332.52" table:style-name="ce14">
            <text:p>24.624.333<text:s/></text:p>
          </table:table-cell>
          <table:table-cell office:value-type="float" office:value="96833635.329999998" table:style-name="ce14">
            <text:p>96.833.635<text:s/></text:p>
          </table:table-cell>
          <table:table-cell office:value-type="float" office:value="4939790.79" table:style-name="ce14">
            <text:p>4.939.791<text:s/></text:p>
          </table:table-cell>
          <table:table-cell office:value-type="float" office:value="142274358.15000001" table:style-name="ce14">
            <text:p>142.274.358<text:s/></text:p>
          </table:table-cell>
          <table:table-cell office:value-type="float" office:value="126970758.51000001" table:style-name="ce14">
            <text:p>126.970.759<text:s/></text:p>
          </table:table-cell>
          <table:table-cell office:value-type="float" office:value="2079589204.02" table:style-name="ce14">
            <text:p>2.079.589.204<text:s/></text:p>
          </table:table-cell>
          <table:table-cell office:value-type="float" office:value="94578718.420000002" table:style-name="ce14">
            <text:p>94.578.718<text:s/></text:p>
          </table:table-cell>
          <table:table-cell office:value-type="float" office:value="110918073.87" table:style-name="ce14">
            <text:p>110.918.074<text:s/></text:p>
          </table:table-cell>
          <table:table-cell office:value-type="float" office:value="26011140.059999999" table:style-name="ce14">
            <text:p>26.011.140<text:s/></text:p>
          </table:table-cell>
          <table:table-cell office:value-type="float" office:value="527045533.69" table:style-name="ce14">
            <text:p>527.045.534<text:s/></text:p>
          </table:table-cell>
          <table:table-cell office:value-type="float" office:value="42874611.509999998" table:style-name="ce14">
            <text:p>42.874.612<text:s/></text:p>
          </table:table-cell>
          <table:table-cell office:value-type="float" office:value="59339954.229999997" table:style-name="ce14">
            <text:p>59.339.954<text:s/></text:p>
          </table:table-cell>
          <table:table-cell office:value-type="float" office:value="75825173.769999996" table:style-name="ce14">
            <text:p>75.825.174<text:s/></text:p>
          </table:table-cell>
          <table:table-cell office:value-type="float" office:value="45453742" table:style-name="ce14">
            <text:p>45.453.742<text:s/></text:p>
          </table:table-cell>
          <table:table-cell office:value-type="float" office:value="134151185.03" table:style-name="ce14">
            <text:p>134.151.185<text:s/></text:p>
          </table:table-cell>
          <table:table-cell office:value-type="float" office:value="21670946.800000001" table:style-name="ce14">
            <text:p>21.670.947<text:s/></text:p>
          </table:table-cell>
          <table:table-cell office:value-type="float" office:value="412376944.63999999" table:style-name="ce14">
            <text:p>412.376.945<text:s/></text:p>
          </table:table-cell>
          <table:table-cell office:value-type="float" office:value="1754325330.1600001" table:style-name="ce14">
            <text:p>1.754.325.330<text:s/></text:p>
          </table:table-cell>
          <table:table-cell office:value-type="float" office:value="39930045.299999997" table:style-name="ce14">
            <text:p>39.930.045<text:s/></text:p>
          </table:table-cell>
          <table:table-cell office:value-type="float" office:value="20311440.050000001" table:style-name="ce14">
            <text:p>20.311.440<text:s/></text:p>
          </table:table-cell>
          <table:table-cell office:value-type="float" office:value="6777266.0199999996" table:style-name="ce14">
            <text:p>6.777.266<text:s/></text:p>
          </table:table-cell>
          <table:table-cell office:value-type="float" office:value="462905474.49000001" table:style-name="ce14">
            <text:p>462.905.474<text:s/></text:p>
          </table:table-cell>
          <table:table-cell office:value-type="float" office:value="231058261.69" table:style-name="ce14">
            <text:p>231.058.262<text:s/></text:p>
          </table:table-cell>
          <table:table-cell office:value-type="float" office:value="30746551.960000001" table:style-name="ce14">
            <text:p>30.746.552<text:s/></text:p>
          </table:table-cell>
          <table:table-cell office:value-type="float" office:value="4146631784.25" table:style-name="ce14">
            <text:p>4.146.631.784<text:s/></text:p>
          </table:table-cell>
          <table:table-cell office:value-type="float" office:value="9273260.4000000004" table:style-name="ce14">
            <text:p>9.273.260<text:s/></text:p>
          </table:table-cell>
          <table:table-cell office:value-type="float" office:value="10734822806.68" table:style-name="ce15">
            <text:p>10.734.822.80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364211.11" table:style-name="ce14">
            <text:p>364.211<text:s/></text:p>
          </table:table-cell>
          <table:table-cell office:value-type="float" office:value="2390038.65" table:style-name="ce14">
            <text:p>2.390.039<text:s/></text:p>
          </table:table-cell>
          <table:table-cell office:value-type="float" office:value="5750390.8200000003" table:style-name="ce14">
            <text:p>5.750.391<text:s/></text:p>
          </table:table-cell>
          <table:table-cell office:value-type="float" office:value="68661.259999999995" table:style-name="ce14">
            <text:p>68.661<text:s/></text:p>
          </table:table-cell>
          <table:table-cell office:value-type="float" office:value="16770207.34" table:style-name="ce14">
            <text:p>16.770.207<text:s/></text:p>
          </table:table-cell>
          <table:table-cell office:value-type="float" office:value="43572802.369999997" table:style-name="ce14">
            <text:p>43.572.802<text:s/></text:p>
          </table:table-cell>
          <table:table-cell office:value-type="float" office:value="575623421.87" table:style-name="ce14">
            <text:p>575.623.422<text:s/></text:p>
          </table:table-cell>
          <table:table-cell office:value-type="float" office:value="28017629.34" table:style-name="ce14">
            <text:p>28.017.629<text:s/></text:p>
          </table:table-cell>
          <table:table-cell office:value-type="float" office:value="22056530.370000001" table:style-name="ce14">
            <text:p>22.056.530<text:s/></text:p>
          </table:table-cell>
          <table:table-cell office:value-type="float" office:value="6113454.2800000003" table:style-name="ce14">
            <text:p>6.113.454<text:s/></text:p>
          </table:table-cell>
          <table:table-cell office:value-type="float" office:value="157148686.97" table:style-name="ce14">
            <text:p>157.148.687<text:s/></text:p>
          </table:table-cell>
          <table:table-cell office:value-type="float" office:value="6999892.3899999997" table:style-name="ce14">
            <text:p>6.999.892<text:s/></text:p>
          </table:table-cell>
          <table:table-cell office:value-type="float" office:value="12658174.949999999" table:style-name="ce14">
            <text:p>12.658.175<text:s/></text:p>
          </table:table-cell>
          <table:table-cell office:value-type="float" office:value="8797398.3399999999" table:style-name="ce14">
            <text:p>8.797.398<text:s/></text:p>
          </table:table-cell>
          <table:table-cell office:value-type="float" office:value="4224301.47" table:style-name="ce14">
            <text:p>4.224.301<text:s/></text:p>
          </table:table-cell>
          <table:table-cell office:value-type="float" office:value="19495891.329999998" table:style-name="ce14">
            <text:p>19.495.891<text:s/></text:p>
          </table:table-cell>
          <table:table-cell office:value-type="float" office:value="7767678.5800000001" table:style-name="ce14">
            <text:p>7.767.679<text:s/></text:p>
          </table:table-cell>
          <table:table-cell office:value-type="float" office:value="236104473.88" table:style-name="ce14">
            <text:p>236.104.474<text:s/></text:p>
          </table:table-cell>
          <table:table-cell office:value-type="float" office:value="703814419" table:style-name="ce14">
            <text:p>703.814.419<text:s/></text:p>
          </table:table-cell>
          <table:table-cell office:value-type="float" office:value="2630782.4700000002" table:style-name="ce14">
            <text:p>2.630.782<text:s/></text:p>
          </table:table-cell>
          <table:table-cell office:value-type="float" office:value="4806922.33" table:style-name="ce14">
            <text:p>4.806.922<text:s/></text:p>
          </table:table-cell>
          <table:table-cell office:value-type="float" office:value="211646.35" table:style-name="ce14">
            <text:p>211.646<text:s/></text:p>
          </table:table-cell>
          <table:table-cell office:value-type="float" office:value="149891786.25999999" table:style-name="ce14">
            <text:p>149.891.786<text:s/></text:p>
          </table:table-cell>
          <table:table-cell office:value-type="float" office:value="106226140.95" table:style-name="ce14">
            <text:p>106.226.141<text:s/></text:p>
          </table:table-cell>
          <table:table-cell office:value-type="float" office:value="9812431.5299999993" table:style-name="ce14">
            <text:p>9.812.432<text:s/></text:p>
          </table:table-cell>
          <table:table-cell office:value-type="float" office:value="2816840178.1700001" table:style-name="ce14">
            <text:p>2.816.840.178<text:s/></text:p>
          </table:table-cell>
          <table:table-cell office:value-type="float" office:value="7780961.7000000002" table:style-name="ce14">
            <text:p>7.780.962<text:s/></text:p>
          </table:table-cell>
          <table:table-cell office:value-type="float" office:value="4955939114.0799999" table:style-name="ce15">
            <text:p>4.955.939.11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20280.7" table:style-name="ce14">
            <text:p>20.281<text:s/></text:p>
          </table:table-cell>
          <table:table-cell office:value-type="float" office:value="370457.95" table:style-name="ce14">
            <text:p>370.458<text:s/></text:p>
          </table:table-cell>
          <table:table-cell office:value-type="float" office:value="17920027.66" table:style-name="ce14">
            <text:p>17.920.028<text:s/></text:p>
          </table:table-cell>
          <table:table-cell office:value-type="float" office:value="5944.22" table:style-name="ce14">
            <text:p>5.944<text:s/></text:p>
          </table:table-cell>
          <table:table-cell office:value-type="float" office:value="13997110.4" table:style-name="ce14">
            <text:p>13.997.110<text:s/></text:p>
          </table:table-cell>
          <table:table-cell office:value-type="float" office:value="9072260.3300000001" table:style-name="ce14">
            <text:p>9.072.260<text:s/></text:p>
          </table:table-cell>
          <table:table-cell office:value-type="float" office:value="134139997.37" table:style-name="ce14">
            <text:p>134.139.997<text:s/></text:p>
          </table:table-cell>
          <table:table-cell office:value-type="float" office:value="9909153.8699999992" table:style-name="ce14">
            <text:p>9.909.154<text:s/></text:p>
          </table:table-cell>
          <table:table-cell office:value-type="float" office:value="5941278.0999999996" table:style-name="ce14">
            <text:p>5.941.278<text:s/></text:p>
          </table:table-cell>
          <table:table-cell office:value-type="float" office:value="639978.23" table:style-name="ce14">
            <text:p>639.978<text:s/></text:p>
          </table:table-cell>
          <table:table-cell office:value-type="float" office:value="87288471.469999999" table:style-name="ce14">
            <text:p>87.288.471<text:s/></text:p>
          </table:table-cell>
          <table:table-cell office:value-type="float" office:value="856305.95" table:style-name="ce14">
            <text:p>856.306<text:s/></text:p>
          </table:table-cell>
          <table:table-cell office:value-type="float" office:value="1379395.35" table:style-name="ce14">
            <text:p>1.379.395<text:s/></text:p>
          </table:table-cell>
          <table:table-cell office:value-type="float" office:value="1750746.68" table:style-name="ce14">
            <text:p>1.750.747<text:s/></text:p>
          </table:table-cell>
          <table:table-cell office:value-type="float" office:value="544307.14" table:style-name="ce14">
            <text:p>544.307<text:s/></text:p>
          </table:table-cell>
          <table:table-cell office:value-type="float" office:value="8823661.0800000001" table:style-name="ce14">
            <text:p>8.823.661<text:s/></text:p>
          </table:table-cell>
          <table:table-cell office:value-type="float" office:value="158266.03" table:style-name="ce14">
            <text:p>158.266<text:s/></text:p>
          </table:table-cell>
          <table:table-cell office:value-type="float" office:value="49059657.530000001" table:style-name="ce14">
            <text:p>49.059.658<text:s/></text:p>
          </table:table-cell>
          <table:table-cell office:value-type="float" office:value="409297822.56999999" table:style-name="ce14">
            <text:p>409.297.823<text:s/></text:p>
          </table:table-cell>
          <table:table-cell office:value-type="float" office:value="1200175.3799999999" table:style-name="ce14">
            <text:p>1.200.175<text:s/></text:p>
          </table:table-cell>
          <table:table-cell office:value-type="float" office:value="118425.53" table:style-name="ce14">
            <text:p>118.426<text:s/></text:p>
          </table:table-cell>
          <table:table-cell office:value-type="float" office:value="3860.8" table:style-name="ce14">
            <text:p>3.861<text:s/></text:p>
          </table:table-cell>
          <table:table-cell office:value-type="float" office:value="31065878.399999999" table:style-name="ce14">
            <text:p>31.065.878<text:s/></text:p>
          </table:table-cell>
          <table:table-cell office:value-type="float" office:value="18576500.73" table:style-name="ce14">
            <text:p>18.576.501<text:s/></text:p>
          </table:table-cell>
          <table:table-cell office:value-type="float" office:value="391266.84" table:style-name="ce14">
            <text:p>391.267<text:s/></text:p>
          </table:table-cell>
          <table:table-cell office:value-type="float" office:value="1852835353.1500001" table:style-name="ce14">
            <text:p>1.852.835.353<text:s/></text:p>
          </table:table-cell>
          <table:table-cell office:value-type="float" office:value="359923.63" table:style-name="ce14">
            <text:p>359.924<text:s/></text:p>
          </table:table-cell>
          <table:table-cell office:value-type="float" office:value="2655726507.0900002" table:style-name="ce15">
            <text:p>2.655.726.50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271908.64" table:style-name="ce14">
            <text:p>271.909<text:s/></text:p>
          </table:table-cell>
          <table:table-cell office:value-type="float" office:value="1513079.35" table:style-name="ce14">
            <text:p>1.513.079<text:s/></text:p>
          </table:table-cell>
          <table:table-cell office:value-type="float" office:value="5096238.870000001" table:style-name="ce14">
            <text:p>5.096.239<text:s/></text:p>
          </table:table-cell>
          <table:table-cell office:value-type="float" office:value="164007.66999999998" table:style-name="ce14">
            <text:p>164.008<text:s/></text:p>
          </table:table-cell>
          <table:table-cell office:value-type="float" office:value="13236675.119999999" table:style-name="ce14">
            <text:p>13.236.675<text:s/></text:p>
          </table:table-cell>
          <table:table-cell office:value-type="float" office:value="9504821.160000002" table:style-name="ce14">
            <text:p>9.504.821<text:s/></text:p>
          </table:table-cell>
          <table:table-cell office:value-type="float" office:value="371512823.49000007" table:style-name="ce14">
            <text:p>371.512.823<text:s/></text:p>
          </table:table-cell>
          <table:table-cell office:value-type="float" office:value="7458038.2300000004" table:style-name="ce14">
            <text:p>7.458.038<text:s/></text:p>
          </table:table-cell>
          <table:table-cell office:value-type="float" office:value="6321770.25" table:style-name="ce14">
            <text:p>6.321.770<text:s/></text:p>
          </table:table-cell>
          <table:table-cell office:value-type="float" office:value="2191940.11" table:style-name="ce14">
            <text:p>2.191.940<text:s/></text:p>
          </table:table-cell>
          <table:table-cell office:value-type="float" office:value="37500746.590000004" table:style-name="ce14">
            <text:p>37.500.747<text:s/></text:p>
          </table:table-cell>
          <table:table-cell office:value-type="float" office:value="2428683.58" table:style-name="ce14">
            <text:p>2.428.684<text:s/></text:p>
          </table:table-cell>
          <table:table-cell office:value-type="float" office:value="9861208.1799999997" table:style-name="ce14">
            <text:p>9.861.208<text:s/></text:p>
          </table:table-cell>
          <table:table-cell office:value-type="float" office:value="4473953.41" table:style-name="ce14">
            <text:p>4.473.953<text:s/></text:p>
          </table:table-cell>
          <table:table-cell office:value-type="float" office:value="2709487.9" table:style-name="ce14">
            <text:p>2.709.488<text:s/></text:p>
          </table:table-cell>
          <table:table-cell office:value-type="float" office:value="9585993.7200000007" table:style-name="ce14">
            <text:p>9.585.994<text:s/></text:p>
          </table:table-cell>
          <table:table-cell office:value-type="float" office:value="1762194.6600000001" table:style-name="ce14">
            <text:p>1.762.195<text:s/></text:p>
          </table:table-cell>
          <table:table-cell office:value-type="float" office:value="28635684.819999997" table:style-name="ce14">
            <text:p>28.635.685<text:s/></text:p>
          </table:table-cell>
          <table:table-cell office:value-type="float" office:value="118062442.77" table:style-name="ce14">
            <text:p>118.062.443<text:s/></text:p>
          </table:table-cell>
          <table:table-cell office:value-type="float" office:value="2134061.7200000002" table:style-name="ce14">
            <text:p>2.134.062<text:s/></text:p>
          </table:table-cell>
          <table:table-cell office:value-type="float" office:value="686952.06" table:style-name="ce14">
            <text:p>686.952<text:s/></text:p>
          </table:table-cell>
          <table:table-cell office:value-type="float" office:value="225534.41" table:style-name="ce14">
            <text:p>225.534<text:s/></text:p>
          </table:table-cell>
          <table:table-cell office:value-type="float" office:value="38781522.100000001" table:style-name="ce14">
            <text:p>38.781.522<text:s/></text:p>
          </table:table-cell>
          <table:table-cell office:value-type="float" office:value="16922627.57" table:style-name="ce14">
            <text:p>16.922.628<text:s/></text:p>
          </table:table-cell>
          <table:table-cell office:value-type="float" office:value="1768845.9" table:style-name="ce14">
            <text:p>1.768.846<text:s/></text:p>
          </table:table-cell>
          <table:table-cell office:value-type="float" office:value="500952621.23000002" table:style-name="ce14">
            <text:p>500.952.621<text:s/></text:p>
          </table:table-cell>
          <table:table-cell office:value-type="float" office:value="733422.42999999993" table:style-name="ce14">
            <text:p>733.422<text:s/></text:p>
          </table:table-cell>
          <table:table-cell office:value-type="float" office:value="1194497285.9400003" table:style-name="ce15">
            <text:p>1.194.497.28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81519.67" table:style-name="ce14">
            <text:p>81.520<text:s/></text:p>
          </table:table-cell>
          <table:table-cell office:value-type="float" office:value="240817.9" table:style-name="ce14">
            <text:p>240.818<text:s/></text:p>
          </table:table-cell>
          <table:table-cell office:value-type="float" office:value="5309420.87" table:style-name="ce14">
            <text:p>5.309.421<text:s/></text:p>
          </table:table-cell>
          <table:table-cell office:value-type="float" office:value="70445.97" table:style-name="ce14">
            <text:p>70.446<text:s/></text:p>
          </table:table-cell>
          <table:table-cell office:value-type="float" office:value="4497460.24" table:style-name="ce14">
            <text:p>4.497.460<text:s/></text:p>
          </table:table-cell>
          <table:table-cell office:value-type="float" office:value="5068547.32" table:style-name="ce14">
            <text:p>5.068.547<text:s/></text:p>
          </table:table-cell>
          <table:table-cell office:value-type="float" office:value="623921066.72000003" table:style-name="ce14">
            <text:p>623.921.067<text:s/></text:p>
          </table:table-cell>
          <table:table-cell office:value-type="float" office:value="10686996.539999999" table:style-name="ce14">
            <text:p>10.686.997<text:s/></text:p>
          </table:table-cell>
          <table:table-cell office:value-type="float" office:value="3275993.75" table:style-name="ce14">
            <text:p>3.275.994<text:s/></text:p>
          </table:table-cell>
          <table:table-cell office:value-type="float" office:value="402055.29" table:style-name="ce14">
            <text:p>402.055<text:s/></text:p>
          </table:table-cell>
          <table:table-cell office:value-type="float" office:value="59524179.18" table:style-name="ce14">
            <text:p>59.524.179<text:s/></text:p>
          </table:table-cell>
          <table:table-cell office:value-type="float" office:value="1360062.71" table:style-name="ce14">
            <text:p>1.360.063<text:s/></text:p>
          </table:table-cell>
          <table:table-cell office:value-type="float" office:value="4945535.3499999996" table:style-name="ce14">
            <text:p>4.945.535<text:s/></text:p>
          </table:table-cell>
          <table:table-cell office:value-type="float" office:value="9996024.4299999997" table:style-name="ce14">
            <text:p>9.996.024<text:s/></text:p>
          </table:table-cell>
          <table:table-cell office:value-type="float" office:value="973969.45" table:style-name="ce14">
            <text:p>973.969<text:s/></text:p>
          </table:table-cell>
          <table:table-cell office:value-type="float" office:value="8491401.0600000005" table:style-name="ce14">
            <text:p>8.491.401<text:s/></text:p>
          </table:table-cell>
          <table:table-cell office:value-type="float" office:value="90212.59" table:style-name="ce14">
            <text:p>90.213<text:s/></text:p>
          </table:table-cell>
          <table:table-cell office:value-type="float" office:value="135174563.19999999" table:style-name="ce14">
            <text:p>135.174.563<text:s/></text:p>
          </table:table-cell>
          <table:table-cell office:value-type="float" office:value="374812165.93000001" table:style-name="ce14">
            <text:p>374.812.166<text:s/></text:p>
          </table:table-cell>
          <table:table-cell office:value-type="float" office:value="846292.21" table:style-name="ce14">
            <text:p>846.292<text:s/></text:p>
          </table:table-cell>
          <table:table-cell office:value-type="float" office:value="1846512.6399999999" table:style-name="ce14">
            <text:p>1.846.513<text:s/></text:p>
          </table:table-cell>
          <table:table-cell office:value-type="float" office:value="7299.65" table:style-name="ce14">
            <text:p>7.300<text:s/></text:p>
          </table:table-cell>
          <table:table-cell office:value-type="float" office:value="60370431.039999999" table:style-name="ce14">
            <text:p>60.370.431<text:s/></text:p>
          </table:table-cell>
          <table:table-cell office:value-type="float" office:value="9839495.0099999998" table:style-name="ce14">
            <text:p>9.839.495<text:s/></text:p>
          </table:table-cell>
          <table:table-cell office:value-type="float" office:value="3829567.66" table:style-name="ce14">
            <text:p>3.829.568<text:s/></text:p>
          </table:table-cell>
          <table:table-cell office:value-type="float" office:value="1796263308.4200001" table:style-name="ce14">
            <text:p>1.796.263.308<text:s/></text:p>
          </table:table-cell>
          <table:table-cell office:value-type="float" office:value="120866.46" table:style-name="ce14">
            <text:p>120.866<text:s/></text:p>
          </table:table-cell>
          <table:table-cell office:value-type="float" office:value="3122046211.2600002" table:style-name="ce15">
            <text:p>3.122.046.21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24015.51" table:style-name="ce14">
            <text:p>24.016<text:s/></text:p>
          </table:table-cell>
          <table:table-cell office:value-type="float" office:value="54254.23" table:style-name="ce14">
            <text:p>54.254<text:s/></text:p>
          </table:table-cell>
          <table:table-cell office:value-type="float" office:value="57887.29" table:style-name="ce14">
            <text:p>57.887<text:s/></text:p>
          </table:table-cell>
          <table:table-cell office:value-type="float" office:value="19689.650000000001" table:style-name="ce14">
            <text:p>19.690<text:s/></text:p>
          </table:table-cell>
          <table:table-cell office:value-type="float" office:value="607303.19999999995" table:style-name="ce14">
            <text:p>607.303<text:s/></text:p>
          </table:table-cell>
          <table:table-cell office:value-type="float" office:value="102260.3" table:style-name="ce14">
            <text:p>102.260<text:s/></text:p>
          </table:table-cell>
          <table:table-cell office:value-type="float" office:value="67891.210000000006" table:style-name="ce14">
            <text:p>67.891<text:s/></text:p>
          </table:table-cell>
          <table:table-cell office:value-type="float" office:value="102895.21" table:style-name="ce14">
            <text:p>102.895<text:s/></text:p>
          </table:table-cell>
          <table:table-cell office:value-type="float" office:value="3879820.14" table:style-name="ce14">
            <text:p>3.879.820<text:s/></text:p>
          </table:table-cell>
          <table:table-cell office:value-type="float" office:value="170356.39" table:style-name="ce14">
            <text:p>170.356<text:s/></text:p>
          </table:table-cell>
          <table:table-cell office:value-type="float" office:value="2331548.8199999998" table:style-name="ce14">
            <text:p>2.331.549<text:s/></text:p>
          </table:table-cell>
          <table:table-cell office:value-type="float" office:value="3390639.93" table:style-name="ce14">
            <text:p>3.390.640<text:s/></text:p>
          </table:table-cell>
          <table:table-cell office:value-type="float" office:value="2460660.62" table:style-name="ce14">
            <text:p>2.460.661<text:s/></text:p>
          </table:table-cell>
          <table:table-cell office:value-type="float" office:value="527104.74" table:style-name="ce14">
            <text:p>527.105<text:s/></text:p>
          </table:table-cell>
          <table:table-cell office:value-type="float" office:value="55310.39" table:style-name="ce14">
            <text:p>55.310<text:s/></text:p>
          </table:table-cell>
          <table:table-cell office:value-type="float" office:value="157721.73000000001" table:style-name="ce14">
            <text:p>157.722<text:s/></text:p>
          </table:table-cell>
          <table:table-cell office:value-type="float" office:value="396131.19" table:style-name="ce14">
            <text:p>396.131<text:s/></text:p>
          </table:table-cell>
          <table:table-cell office:value-type="float" office:value="1278686.53" table:style-name="ce14">
            <text:p>1.278.687<text:s/></text:p>
          </table:table-cell>
          <table:table-cell office:value-type="float" office:value="324546.14" table:style-name="ce14">
            <text:p>324.546<text:s/></text:p>
          </table:table-cell>
          <table:table-cell office:value-type="float" office:value="97081.86" table:style-name="ce14">
            <text:p>97.082<text:s/></text:p>
          </table:table-cell>
          <table:table-cell office:value-type="float" office:value="495092.86" table:style-name="ce14">
            <text:p>495.093<text:s/></text:p>
          </table:table-cell>
          <table:table-cell office:value-type="float" office:value="16877.25" table:style-name="ce14">
            <text:p>16.877<text:s/></text:p>
          </table:table-cell>
          <table:table-cell office:value-type="float" office:value="1499729.96" table:style-name="ce14">
            <text:p>1.499.730<text:s/></text:p>
          </table:table-cell>
          <table:table-cell office:value-type="float" office:value="344131.08" table:style-name="ce14">
            <text:p>344.131<text:s/></text:p>
          </table:table-cell>
          <table:table-cell office:value-type="float" office:value="53926.94" table:style-name="ce14">
            <text:p>53.927<text:s/></text:p>
          </table:table-cell>
          <table:table-cell office:value-type="float" office:value="2300675.08" table:style-name="ce14">
            <text:p>2.300.675<text:s/></text:p>
          </table:table-cell>
          <table:table-cell office:value-type="float" office:value="182946.41" table:style-name="ce14">
            <text:p>182.946<text:s/></text:p>
          </table:table-cell>
          <table:table-cell office:value-type="float" office:value="20999184.66" table:style-name="ce15">
            <text:p>20.999.18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10126174.77" table:style-name="ce14">
            <text:p>10.126.175<text:s/></text:p>
          </table:table-cell>
          <table:table-cell office:value-type="float" office:value="39155961.399999999" table:style-name="ce14">
            <text:p>39.155.961<text:s/></text:p>
          </table:table-cell>
          <table:table-cell office:value-type="float" office:value="305173905.31" table:style-name="ce14">
            <text:p>305.173.905<text:s/></text:p>
          </table:table-cell>
          <table:table-cell office:value-type="float" office:value="6709739.9000000004" table:style-name="ce14">
            <text:p>6.709.740<text:s/></text:p>
          </table:table-cell>
          <table:table-cell office:value-type="float" office:value="399798988.17000002" table:style-name="ce14">
            <text:p>399.798.988<text:s/></text:p>
          </table:table-cell>
          <table:table-cell office:value-type="float" office:value="294423816.93000001" table:style-name="ce14">
            <text:p>294.423.817<text:s/></text:p>
          </table:table-cell>
          <table:table-cell office:value-type="float" office:value="831396600.37" table:style-name="ce14">
            <text:p>831.396.600<text:s/></text:p>
          </table:table-cell>
          <table:table-cell office:value-type="float" office:value="345793625.31999999" table:style-name="ce14">
            <text:p>345.793.625<text:s/></text:p>
          </table:table-cell>
          <table:table-cell office:value-type="float" office:value="231702334.27000001" table:style-name="ce14">
            <text:p>231.702.334<text:s/></text:p>
          </table:table-cell>
          <table:table-cell office:value-type="float" office:value="192848311.84999999" table:style-name="ce14">
            <text:p>192.848.312<text:s/></text:p>
          </table:table-cell>
          <table:table-cell office:value-type="float" office:value="915658453.94000006" table:style-name="ce14">
            <text:p>915.658.454<text:s/></text:p>
          </table:table-cell>
          <table:table-cell office:value-type="float" office:value="69620786.569999993" table:style-name="ce14">
            <text:p>69.620.787<text:s/></text:p>
          </table:table-cell>
          <table:table-cell office:value-type="float" office:value="108467521.15000001" table:style-name="ce14">
            <text:p>108.467.521<text:s/></text:p>
          </table:table-cell>
          <table:table-cell office:value-type="float" office:value="105532486.34999999" table:style-name="ce14">
            <text:p>105.532.486<text:s/></text:p>
          </table:table-cell>
          <table:table-cell office:value-type="float" office:value="70862851.400000006" table:style-name="ce14">
            <text:p>70.862.851<text:s/></text:p>
          </table:table-cell>
          <table:table-cell office:value-type="float" office:value="370431719.50999999" table:style-name="ce14">
            <text:p>370.431.720<text:s/></text:p>
          </table:table-cell>
          <table:table-cell office:value-type="float" office:value="42804993.869999997" table:style-name="ce14">
            <text:p>42.804.994<text:s/></text:p>
          </table:table-cell>
          <table:table-cell office:value-type="float" office:value="976514716.11000001" table:style-name="ce14">
            <text:p>976.514.716<text:s/></text:p>
          </table:table-cell>
          <table:table-cell office:value-type="float" office:value="3918420590.2600002" table:style-name="ce14">
            <text:p>3.918.420.590<text:s/></text:p>
          </table:table-cell>
          <table:table-cell office:value-type="float" office:value="68572218.040000007" table:style-name="ce14">
            <text:p>68.572.218<text:s/></text:p>
          </table:table-cell>
          <table:table-cell office:value-type="float" office:value="34503850.789999999" table:style-name="ce14">
            <text:p>34.503.851<text:s/></text:p>
          </table:table-cell>
          <table:table-cell office:value-type="float" office:value="8984070.7400000002" table:style-name="ce14">
            <text:p>8.984.071<text:s/></text:p>
          </table:table-cell>
          <table:table-cell office:value-type="float" office:value="872076110.45000005" table:style-name="ce14">
            <text:p>872.076.110<text:s/></text:p>
          </table:table-cell>
          <table:table-cell office:value-type="float" office:value="774775418.94000006" table:style-name="ce14">
            <text:p>774.775.419<text:s/></text:p>
          </table:table-cell>
          <table:table-cell office:value-type="float" office:value="43808832.579999998" table:style-name="ce14">
            <text:p>43.808.833<text:s/></text:p>
          </table:table-cell>
          <table:table-cell office:value-type="float" office:value="8254533865.8699999" table:style-name="ce14">
            <text:p>8.254.533.866<text:s/></text:p>
          </table:table-cell>
          <table:table-cell office:value-type="float" office:value="28338628.149999999" table:style-name="ce14">
            <text:p>28.338.628<text:s/></text:p>
          </table:table-cell>
          <table:table-cell office:value-type="float" office:value="19321036573.010006" table:style-name="ce15">
            <text:p>19.321.036.57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310.27999999999997" table:style-name="ce14">
            <text:p>310<text:s/></text:p>
          </table:table-cell>
          <table:table-cell office:value-type="float" office:value="80418.64" table:style-name="ce14">
            <text:p>80.419<text:s/></text:p>
          </table:table-cell>
          <table:table-cell office:value-type="float" office:value="159097.09" table:style-name="ce14">
            <text:p>159.097<text:s/></text:p>
          </table:table-cell>
          <table:table-cell office:value-type="float" office:value="24789.62" table:style-name="ce14">
            <text:p>24.790<text:s/></text:p>
          </table:table-cell>
          <table:table-cell office:value-type="float" office:value="3301823.18" table:style-name="ce14">
            <text:p>3.301.823<text:s/></text:p>
          </table:table-cell>
          <table:table-cell office:value-type="float" office:value="23877553.460000001" table:style-name="ce14">
            <text:p>23.877.553<text:s/></text:p>
          </table:table-cell>
          <table:table-cell office:value-type="float" office:value="311538451.91000003" table:style-name="ce14">
            <text:p>311.538.452<text:s/></text:p>
          </table:table-cell>
          <table:table-cell office:value-type="float" office:value="6680945.5300000003" table:style-name="ce14">
            <text:p>6.680.946<text:s/></text:p>
          </table:table-cell>
          <table:table-cell office:value-type="float" office:value="648168.11" table:style-name="ce14">
            <text:p>648.168<text:s/></text:p>
          </table:table-cell>
          <table:table-cell office:value-type="float" office:value="43664.35" table:style-name="ce14">
            <text:p>43.664<text:s/></text:p>
          </table:table-cell>
          <table:table-cell office:value-type="float" office:value="22034169.34" table:style-name="ce14">
            <text:p>22.034.169<text:s/></text:p>
          </table:table-cell>
          <table:table-cell office:value-type="float" office:value="20207.61" table:style-name="ce14">
            <text:p>20.208<text:s/></text:p>
          </table:table-cell>
          <table:table-cell office:value-type="float" office:value="131754.79" table:style-name="ce14">
            <text:p>131.755<text:s/></text:p>
          </table:table-cell>
          <table:table-cell office:value-type="float" office:value="11500328.630000001" table:style-name="ce14">
            <text:p>11.500.329<text:s/></text:p>
          </table:table-cell>
          <table:table-cell office:value-type="float" office:value="42652.29" table:style-name="ce14">
            <text:p>42.652<text:s/></text:p>
          </table:table-cell>
          <table:table-cell office:value-type="float" office:value="9711523.2799999993" table:style-name="ce14">
            <text:p>9.711.523<text:s/></text:p>
          </table:table-cell>
          <table:table-cell office:value-type="float" office:value="42110.79" table:style-name="ce14">
            <text:p>42.111<text:s/></text:p>
          </table:table-cell>
          <table:table-cell office:value-type="float" office:value="30144432.280000001" table:style-name="ce14">
            <text:p>30.144.432<text:s/></text:p>
          </table:table-cell>
          <table:table-cell office:value-type="float" office:value="124980261.65000001" table:style-name="ce14">
            <text:p>124.980.262<text:s/></text:p>
          </table:table-cell>
          <table:table-cell office:value-type="float" office:value="213545.83" table:style-name="ce14">
            <text:p>213.546<text:s/></text:p>
          </table:table-cell>
          <table:table-cell office:value-type="float" office:value="25854.11" table:style-name="ce14">
            <text:p>25.854<text:s/></text:p>
          </table:table-cell>
          <table:table-cell office:value-type="float" office:value="9902.01" table:style-name="ce14">
            <text:p>9.902<text:s/></text:p>
          </table:table-cell>
          <table:table-cell office:value-type="float" office:value="34130900.07" table:style-name="ce14">
            <text:p>34.130.900<text:s/></text:p>
          </table:table-cell>
          <table:table-cell office:value-type="float" office:value="1408127.15" table:style-name="ce14">
            <text:p>1.408.127<text:s/></text:p>
          </table:table-cell>
          <table:table-cell office:value-type="float" office:value="1520692.43" table:style-name="ce14">
            <text:p>1.520.692<text:s/></text:p>
          </table:table-cell>
          <table:table-cell office:value-type="float" office:value="1087638526" table:style-name="ce14">
            <text:p>1.087.638.526<text:s/></text:p>
          </table:table-cell>
          <table:table-cell office:value-type="float" office:value="26265.49" table:style-name="ce14">
            <text:p>26.265<text:s/></text:p>
          </table:table-cell>
          <table:table-cell office:value-type="float" office:value="1669936475.9200001" table:style-name="ce15">
            <text:p>1.669.936.47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10125864.49" table:style-name="ce14">
            <text:p>10.125.864<text:s/></text:p>
          </table:table-cell>
          <table:table-cell office:value-type="float" office:value="39075542.760000005" table:style-name="ce14">
            <text:p>39.075.543<text:s/></text:p>
          </table:table-cell>
          <table:table-cell office:value-type="float" office:value="305014808.22000003" table:style-name="ce14">
            <text:p>305.014.808<text:s/></text:p>
          </table:table-cell>
          <table:table-cell office:value-type="float" office:value="6684950.2799999993" table:style-name="ce14">
            <text:p>6.684.950<text:s/></text:p>
          </table:table-cell>
          <table:table-cell office:value-type="float" office:value="396497164.99000001" table:style-name="ce14">
            <text:p>396.497.165<text:s/></text:p>
          </table:table-cell>
          <table:table-cell office:value-type="float" office:value="270546263.47000003" table:style-name="ce14">
            <text:p>270.546.263<text:s/></text:p>
          </table:table-cell>
          <table:table-cell office:value-type="float" office:value="519858148.46000004" table:style-name="ce14">
            <text:p>519.858.148<text:s/></text:p>
          </table:table-cell>
          <table:table-cell office:value-type="float" office:value="339112679.78999996" table:style-name="ce14">
            <text:p>339.112.680<text:s/></text:p>
          </table:table-cell>
          <table:table-cell office:value-type="float" office:value="231054166.16" table:style-name="ce14">
            <text:p>231.054.166<text:s/></text:p>
          </table:table-cell>
          <table:table-cell office:value-type="float" office:value="192804647.5" table:style-name="ce14">
            <text:p>192.804.648<text:s/></text:p>
          </table:table-cell>
          <table:table-cell office:value-type="float" office:value="893624284.60000002" table:style-name="ce14">
            <text:p>893.624.285<text:s/></text:p>
          </table:table-cell>
          <table:table-cell office:value-type="float" office:value="69600578.959999993" table:style-name="ce14">
            <text:p>69.600.579<text:s/></text:p>
          </table:table-cell>
          <table:table-cell office:value-type="float" office:value="108335766.35999998" table:style-name="ce14">
            <text:p>108.335.766<text:s/></text:p>
          </table:table-cell>
          <table:table-cell office:value-type="float" office:value="94032157.719999999" table:style-name="ce14">
            <text:p>94.032.158<text:s/></text:p>
          </table:table-cell>
          <table:table-cell office:value-type="float" office:value="70820199.109999999" table:style-name="ce14">
            <text:p>70.820.199<text:s/></text:p>
          </table:table-cell>
          <table:table-cell office:value-type="float" office:value="360720196.23000002" table:style-name="ce14">
            <text:p>360.720.196<text:s/></text:p>
          </table:table-cell>
          <table:table-cell office:value-type="float" office:value="42762883.080000006" table:style-name="ce14">
            <text:p>42.762.883<text:s/></text:p>
          </table:table-cell>
          <table:table-cell office:value-type="float" office:value="946370283.83000004" table:style-name="ce14">
            <text:p>946.370.284<text:s/></text:p>
          </table:table-cell>
          <table:table-cell office:value-type="float" office:value="3793440328.6100006" table:style-name="ce14">
            <text:p>3.793.440.329<text:s/></text:p>
          </table:table-cell>
          <table:table-cell office:value-type="float" office:value="68358672.210000008" table:style-name="ce14">
            <text:p>68.358.672<text:s/></text:p>
          </table:table-cell>
          <table:table-cell office:value-type="float" office:value="34477996.679999992" table:style-name="ce14">
            <text:p>34.477.997<text:s/></text:p>
          </table:table-cell>
          <table:table-cell office:value-type="float" office:value="8974168.7300000004" table:style-name="ce14">
            <text:p>8.974.169<text:s/></text:p>
          </table:table-cell>
          <table:table-cell office:value-type="float" office:value="837945210.38000011" table:style-name="ce14">
            <text:p>837.945.210<text:s/></text:p>
          </table:table-cell>
          <table:table-cell office:value-type="float" office:value="773367291.78999996" table:style-name="ce14">
            <text:p>773.367.292<text:s/></text:p>
          </table:table-cell>
          <table:table-cell office:value-type="float" office:value="42288140.149999999" table:style-name="ce14">
            <text:p>42.288.140<text:s/></text:p>
          </table:table-cell>
          <table:table-cell office:value-type="float" office:value="7166895339.8700008" table:style-name="ce14">
            <text:p>7.166.895.340<text:s/></text:p>
          </table:table-cell>
          <table:table-cell office:value-type="float" office:value="28312362.66" table:style-name="ce14">
            <text:p>28.312.363<text:s/></text:p>
          </table:table-cell>
          <table:table-cell office:value-type="float" office:value="17651100097.09" table:style-name="ce15">
            <text:p>17.651.100.09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3727189.62" table:style-name="ce14">
            <text:p>3.727.190<text:s/></text:p>
          </table:table-cell>
          <table:table-cell office:value-type="float" office:value="16054056.33" table:style-name="ce14">
            <text:p>16.054.056<text:s/></text:p>
          </table:table-cell>
          <table:table-cell office:value-type="float" office:value="76299508.909999996" table:style-name="ce14">
            <text:p>76.299.509<text:s/></text:p>
          </table:table-cell>
          <table:table-cell office:value-type="float" office:value="3081332.94" table:style-name="ce14">
            <text:p>3.081.333<text:s/></text:p>
          </table:table-cell>
          <table:table-cell office:value-type="float" office:value="125170269.40000001" table:style-name="ce14">
            <text:p>125.170.269<text:s/></text:p>
          </table:table-cell>
          <table:table-cell office:value-type="float" office:value="89082282.090000004" table:style-name="ce14">
            <text:p>89.082.282<text:s/></text:p>
          </table:table-cell>
          <table:table-cell office:value-type="float" office:value="357418716.88" table:style-name="ce14">
            <text:p>357.418.717<text:s/></text:p>
          </table:table-cell>
          <table:table-cell office:value-type="float" office:value="93998222.280000001" table:style-name="ce14">
            <text:p>93.998.222<text:s/></text:p>
          </table:table-cell>
          <table:table-cell office:value-type="float" office:value="77983705.620000005" table:style-name="ce14">
            <text:p>77.983.706<text:s/></text:p>
          </table:table-cell>
          <table:table-cell office:value-type="float" office:value="52718940.600000001" table:style-name="ce14">
            <text:p>52.718.941<text:s/></text:p>
          </table:table-cell>
          <table:table-cell office:value-type="float" office:value="286843416.33999997" table:style-name="ce14">
            <text:p>286.843.416<text:s/></text:p>
          </table:table-cell>
          <table:table-cell office:value-type="float" office:value="31310338.629999999" table:style-name="ce14">
            <text:p>31.310.339<text:s/></text:p>
          </table:table-cell>
          <table:table-cell office:value-type="float" office:value="46474375.350000001" table:style-name="ce14">
            <text:p>46.474.375<text:s/></text:p>
          </table:table-cell>
          <table:table-cell office:value-type="float" office:value="43729809.710000001" table:style-name="ce14">
            <text:p>43.729.810<text:s/></text:p>
          </table:table-cell>
          <table:table-cell office:value-type="float" office:value="23690082.690000001" table:style-name="ce14">
            <text:p>23.690.083<text:s/></text:p>
          </table:table-cell>
          <table:table-cell office:value-type="float" office:value="112182288.40000001" table:style-name="ce14">
            <text:p>112.182.288<text:s/></text:p>
          </table:table-cell>
          <table:table-cell office:value-type="float" office:value="16131281.380000001" table:style-name="ce14">
            <text:p>16.131.281<text:s/></text:p>
          </table:table-cell>
          <table:table-cell office:value-type="float" office:value="258350084.5" table:style-name="ce14">
            <text:p>258.350.085<text:s/></text:p>
          </table:table-cell>
          <table:table-cell office:value-type="float" office:value="946076530.67999995" table:style-name="ce14">
            <text:p>946.076.531<text:s/></text:p>
          </table:table-cell>
          <table:table-cell office:value-type="float" office:value="18138581.280000001" table:style-name="ce14">
            <text:p>18.138.581<text:s/></text:p>
          </table:table-cell>
          <table:table-cell office:value-type="float" office:value="15034444.4" table:style-name="ce14">
            <text:p>15.034.444<text:s/></text:p>
          </table:table-cell>
          <table:table-cell office:value-type="float" office:value="4661212.09" table:style-name="ce14">
            <text:p>4.661.212<text:s/></text:p>
          </table:table-cell>
          <table:table-cell office:value-type="float" office:value="255196511.63" table:style-name="ce14">
            <text:p>255.196.512<text:s/></text:p>
          </table:table-cell>
          <table:table-cell office:value-type="float" office:value="203682000.38" table:style-name="ce14">
            <text:p>203.682.000<text:s/></text:p>
          </table:table-cell>
          <table:table-cell office:value-type="float" office:value="15990128.029999999" table:style-name="ce14">
            <text:p>15.990.128<text:s/></text:p>
          </table:table-cell>
          <table:table-cell office:value-type="float" office:value="2015651701.1500001" table:style-name="ce14">
            <text:p>2.015.651.701<text:s/></text:p>
          </table:table-cell>
          <table:table-cell office:value-type="float" office:value="11841048.52" table:style-name="ce14">
            <text:p>11.841.049<text:s/></text:p>
          </table:table-cell>
          <table:table-cell office:value-type="float" office:value="5200518059.8300018" table:style-name="ce15">
            <text:p>5.200.518.06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50.42" table:style-name="ce14">
            <text:p>50<text:s/></text:p>
          </table:table-cell>
          <table:table-cell office:value-type="float" office:value="13325.65" table:style-name="ce14">
            <text:p>13.326<text:s/></text:p>
          </table:table-cell>
          <table:table-cell office:value-type="float" office:value="25714.12" table:style-name="ce14">
            <text:p>25.714<text:s/></text:p>
          </table:table-cell>
          <table:table-cell office:value-type="float" office:value="4028.31" table:style-name="ce14">
            <text:p>4.028<text:s/></text:p>
          </table:table-cell>
          <table:table-cell office:value-type="float" office:value="540411.52" table:style-name="ce14">
            <text:p>540.412<text:s/></text:p>
          </table:table-cell>
          <table:table-cell office:value-type="float" office:value="3892757.7" table:style-name="ce14">
            <text:p>3.892.758<text:s/></text:p>
          </table:table-cell>
          <table:table-cell office:value-type="float" office:value="22352025.07" table:style-name="ce14">
            <text:p>22.352.025<text:s/></text:p>
          </table:table-cell>
          <table:table-cell office:value-type="float" office:value="1100068.95" table:style-name="ce14">
            <text:p>1.100.069<text:s/></text:p>
          </table:table-cell>
          <table:table-cell office:value-type="float" office:value="104398.66" table:style-name="ce14">
            <text:p>104.399<text:s/></text:p>
          </table:table-cell>
          <table:table-cell office:value-type="float" office:value="7011.06" table:style-name="ce14">
            <text:p>7.011<text:s/></text:p>
          </table:table-cell>
          <table:table-cell office:value-type="float" office:value="3530190.37" table:style-name="ce14">
            <text:p>3.530.190<text:s/></text:p>
          </table:table-cell>
          <table:table-cell office:value-type="float" office:value="3081.82" table:style-name="ce14">
            <text:p>3.082<text:s/></text:p>
          </table:table-cell>
          <table:table-cell office:value-type="float" office:value="20934.38" table:style-name="ce14">
            <text:p>20.934<text:s/></text:p>
          </table:table-cell>
          <table:table-cell office:value-type="float" office:value="1878325.58" table:style-name="ce14">
            <text:p>1.878.326<text:s/></text:p>
          </table:table-cell>
          <table:table-cell office:value-type="float" office:value="7186.24" table:style-name="ce14">
            <text:p>7.186<text:s/></text:p>
          </table:table-cell>
          <table:table-cell office:value-type="float" office:value="1579801.23" table:style-name="ce14">
            <text:p>1.579.801<text:s/></text:p>
          </table:table-cell>
          <table:table-cell office:value-type="float" office:value="4678.42" table:style-name="ce14">
            <text:p>4.678<text:s/></text:p>
          </table:table-cell>
          <table:table-cell office:value-type="float" office:value="4674003.8" table:style-name="ce14">
            <text:p>4.674.004<text:s/></text:p>
          </table:table-cell>
          <table:table-cell office:value-type="float" office:value="20207693.77" table:style-name="ce14">
            <text:p>20.207.694<text:s/></text:p>
          </table:table-cell>
          <table:table-cell office:value-type="float" office:value="35245.69" table:style-name="ce14">
            <text:p>35.246<text:s/></text:p>
          </table:table-cell>
          <table:table-cell office:value-type="float" office:value="3924.79" table:style-name="ce14">
            <text:p>3.925<text:s/></text:p>
          </table:table-cell>
          <table:table-cell office:value-type="float" office:value="1472.22" table:style-name="ce14">
            <text:p>1.472<text:s/></text:p>
          </table:table-cell>
          <table:table-cell office:value-type="float" office:value="5677199.6200000001" table:style-name="ce14">
            <text:p>5.677.200<text:s/></text:p>
          </table:table-cell>
          <table:table-cell office:value-type="float" office:value="228475.17" table:style-name="ce14">
            <text:p>228.475<text:s/></text:p>
          </table:table-cell>
          <table:table-cell office:value-type="float" office:value="74818.39" table:style-name="ce14">
            <text:p>74.818<text:s/></text:p>
          </table:table-cell>
          <table:table-cell office:value-type="float" office:value="155388852.69999999" table:style-name="ce14">
            <text:p>155.388.853<text:s/></text:p>
          </table:table-cell>
          <table:table-cell office:value-type="float" office:value="4197.54" table:style-name="ce14">
            <text:p>4.198<text:s/></text:p>
          </table:table-cell>
          <table:table-cell office:value-type="float" office:value="221359873.18999997" table:style-name="ce15">
            <text:p>221.359.87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3727139.2000000007" table:style-name="ce14">
            <text:p>3.727.139<text:s/></text:p>
          </table:table-cell>
          <table:table-cell office:value-type="float" office:value="16040730.68" table:style-name="ce14">
            <text:p>16.040.731<text:s/></text:p>
          </table:table-cell>
          <table:table-cell office:value-type="float" office:value="76273794.789999992" table:style-name="ce14">
            <text:p>76.273.795<text:s/></text:p>
          </table:table-cell>
          <table:table-cell office:value-type="float" office:value="3077304.63" table:style-name="ce14">
            <text:p>3.077.305<text:s/></text:p>
          </table:table-cell>
          <table:table-cell office:value-type="float" office:value="124629857.87999998" table:style-name="ce14">
            <text:p>124.629.858<text:s/></text:p>
          </table:table-cell>
          <table:table-cell office:value-type="float" office:value="85189524.390000001" table:style-name="ce14">
            <text:p>85.189.524<text:s/></text:p>
          </table:table-cell>
          <table:table-cell office:value-type="float" office:value="335066691.81" table:style-name="ce14">
            <text:p>335.066.692<text:s/></text:p>
          </table:table-cell>
          <table:table-cell office:value-type="float" office:value="92898153.329999983" table:style-name="ce14">
            <text:p>92.898.153<text:s/></text:p>
          </table:table-cell>
          <table:table-cell office:value-type="float" office:value="77879306.960000008" table:style-name="ce14">
            <text:p>77.879.307<text:s/></text:p>
          </table:table-cell>
          <table:table-cell office:value-type="float" office:value="52711929.540000007" table:style-name="ce14">
            <text:p>52.711.930<text:s/></text:p>
          </table:table-cell>
          <table:table-cell office:value-type="float" office:value="283313225.97000003" table:style-name="ce14">
            <text:p>283.313.226<text:s/></text:p>
          </table:table-cell>
          <table:table-cell office:value-type="float" office:value="31307256.809999999" table:style-name="ce14">
            <text:p>31.307.257<text:s/></text:p>
          </table:table-cell>
          <table:table-cell office:value-type="float" office:value="46453440.969999999" table:style-name="ce14">
            <text:p>46.453.441<text:s/></text:p>
          </table:table-cell>
          <table:table-cell office:value-type="float" office:value="41851484.130000003" table:style-name="ce14">
            <text:p>41.851.484<text:s/></text:p>
          </table:table-cell>
          <table:table-cell office:value-type="float" office:value="23682896.449999999" table:style-name="ce14">
            <text:p>23.682.896<text:s/></text:p>
          </table:table-cell>
          <table:table-cell office:value-type="float" office:value="110602487.17" table:style-name="ce14">
            <text:p>110.602.487<text:s/></text:p>
          </table:table-cell>
          <table:table-cell office:value-type="float" office:value="16126602.959999999" table:style-name="ce14">
            <text:p>16.126.603<text:s/></text:p>
          </table:table-cell>
          <table:table-cell office:value-type="float" office:value="253676080.69999999" table:style-name="ce14">
            <text:p>253.676.081<text:s/></text:p>
          </table:table-cell>
          <table:table-cell office:value-type="float" office:value="925868836.90999997" table:style-name="ce14">
            <text:p>925.868.837<text:s/></text:p>
          </table:table-cell>
          <table:table-cell office:value-type="float" office:value="18103335.59" table:style-name="ce14">
            <text:p>18.103.336<text:s/></text:p>
          </table:table-cell>
          <table:table-cell office:value-type="float" office:value="15030519.610000001" table:style-name="ce14">
            <text:p>15.030.520<text:s/></text:p>
          </table:table-cell>
          <table:table-cell office:value-type="float" office:value="4659739.87" table:style-name="ce14">
            <text:p>4.659.740<text:s/></text:p>
          </table:table-cell>
          <table:table-cell office:value-type="float" office:value="249519312.00999999" table:style-name="ce14">
            <text:p>249.519.312<text:s/></text:p>
          </table:table-cell>
          <table:table-cell office:value-type="float" office:value="203453525.21000001" table:style-name="ce14">
            <text:p>203.453.525<text:s/></text:p>
          </table:table-cell>
          <table:table-cell office:value-type="float" office:value="15915309.640000002" table:style-name="ce14">
            <text:p>15.915.310<text:s/></text:p>
          </table:table-cell>
          <table:table-cell office:value-type="float" office:value="1860262848.45" table:style-name="ce14">
            <text:p>1.860.262.848<text:s/></text:p>
          </table:table-cell>
          <table:table-cell office:value-type="float" office:value="11836850.98" table:style-name="ce14">
            <text:p>11.836.851<text:s/></text:p>
          </table:table-cell>
          <table:table-cell office:value-type="float" office:value="4979158186.6400003" table:style-name="ce15">
            <text:p>4.979.158.18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6398231.7999999998" table:style-name="ce14">
            <text:p>6.398.232<text:s/></text:p>
          </table:table-cell>
          <table:table-cell office:value-type="float" office:value="23426327.670000002" table:style-name="ce14">
            <text:p>23.426.328<text:s/></text:p>
          </table:table-cell>
          <table:table-cell office:value-type="float" office:value="110449067.15000001" table:style-name="ce14">
            <text:p>110.449.067<text:s/></text:p>
          </table:table-cell>
          <table:table-cell office:value-type="float" office:value="4125970.71" table:style-name="ce14">
            <text:p>4.125.971<text:s/></text:p>
          </table:table-cell>
          <table:table-cell office:value-type="float" office:value="165545007.78999999" table:style-name="ce14">
            <text:p>165.545.008<text:s/></text:p>
          </table:table-cell>
          <table:table-cell office:value-type="float" office:value="152566414.88" table:style-name="ce14">
            <text:p>152.566.415<text:s/></text:p>
          </table:table-cell>
          <table:table-cell office:value-type="float" office:value="670391315.23000002" table:style-name="ce14">
            <text:p>670.391.315<text:s/></text:p>
          </table:table-cell>
          <table:table-cell office:value-type="float" office:value="149548289.97999999" table:style-name="ce14">
            <text:p>149.548.290<text:s/></text:p>
          </table:table-cell>
          <table:table-cell office:value-type="float" office:value="132588750.77" table:style-name="ce14">
            <text:p>132.588.751<text:s/></text:p>
          </table:table-cell>
          <table:table-cell office:value-type="float" office:value="34757433.020000003" table:style-name="ce14">
            <text:p>34.757.433<text:s/></text:p>
          </table:table-cell>
          <table:table-cell office:value-type="float" office:value="814727885.52999997" table:style-name="ce14">
            <text:p>814.727.886<text:s/></text:p>
          </table:table-cell>
          <table:table-cell office:value-type="float" office:value="44646300.700000003" table:style-name="ce14">
            <text:p>44.646.301<text:s/></text:p>
          </table:table-cell>
          <table:table-cell office:value-type="float" office:value="77458462.280000001" table:style-name="ce14">
            <text:p>77.458.462<text:s/></text:p>
          </table:table-cell>
          <table:table-cell office:value-type="float" office:value="76931964.299999997" table:style-name="ce14">
            <text:p>76.931.964<text:s/></text:p>
          </table:table-cell>
          <table:table-cell office:value-type="float" office:value="33173871.420000002" table:style-name="ce14">
            <text:p>33.173.871<text:s/></text:p>
          </table:table-cell>
          <table:table-cell office:value-type="float" office:value="206323055.33000001" table:style-name="ce14">
            <text:p>206.323.055<text:s/></text:p>
          </table:table-cell>
          <table:table-cell office:value-type="float" office:value="26957801.219999999" table:style-name="ce14">
            <text:p>26.957.801<text:s/></text:p>
          </table:table-cell>
          <table:table-cell office:value-type="float" office:value="437370046.47000003" table:style-name="ce14">
            <text:p>437.370.046<text:s/></text:p>
          </table:table-cell>
          <table:table-cell office:value-type="float" office:value="3215057924.0700002" table:style-name="ce14">
            <text:p>3.215.057.924<text:s/></text:p>
          </table:table-cell>
          <table:table-cell office:value-type="float" office:value="41224657.909999996" table:style-name="ce14">
            <text:p>41.224.658<text:s/></text:p>
          </table:table-cell>
          <table:table-cell office:value-type="float" office:value="20843956.710000001" table:style-name="ce14">
            <text:p>20.843.957<text:s/></text:p>
          </table:table-cell>
          <table:table-cell office:value-type="float" office:value="6498664.3700000001" table:style-name="ce14">
            <text:p>6.498.664<text:s/></text:p>
          </table:table-cell>
          <table:table-cell office:value-type="float" office:value="543078000.20000005" table:style-name="ce14">
            <text:p>543.078.000<text:s/></text:p>
          </table:table-cell>
          <table:table-cell office:value-type="float" office:value="300219139.94" table:style-name="ce14">
            <text:p>300.219.140<text:s/></text:p>
          </table:table-cell>
          <table:table-cell office:value-type="float" office:value="19072796.48" table:style-name="ce14">
            <text:p>19.072.796<text:s/></text:p>
          </table:table-cell>
          <table:table-cell office:value-type="float" office:value="5057700274.8100004" table:style-name="ce14">
            <text:p>5.057.700.275<text:s/></text:p>
          </table:table-cell>
          <table:table-cell office:value-type="float" office:value="14628329.52" table:style-name="ce14">
            <text:p>14.628.330<text:s/></text:p>
          </table:table-cell>
          <table:table-cell office:value-type="float" office:value="12385709940.259998" table:style-name="ce15">
            <text:p>12.385.709.94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1587.07" table:style-name="ce14">
            <text:p>1.587<text:s/></text:p>
          </table:table-cell>
          <table:table-cell office:value-type="float" office:value="214821.45" table:style-name="ce14">
            <text:p>214.821<text:s/></text:p>
          </table:table-cell>
          <table:table-cell office:value-type="float" office:value="1635335.84" table:style-name="ce14">
            <text:p>1.635.33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683633.94" table:style-name="ce14">
            <text:p>3.683.634<text:s/></text:p>
          </table:table-cell>
          <table:table-cell office:value-type="float" office:value="15674418.48" table:style-name="ce14">
            <text:p>15.674.418<text:s/></text:p>
          </table:table-cell>
          <table:table-cell office:value-type="float" office:value="267029479.84" table:style-name="ce14">
            <text:p>267.029.480<text:s/></text:p>
          </table:table-cell>
          <table:table-cell office:value-type="float" office:value="1489687.27" table:style-name="ce14">
            <text:p>1.489.687<text:s/></text:p>
          </table:table-cell>
          <table:table-cell office:value-type="float" office:value="929048.19" table:style-name="ce14">
            <text:p>929.048<text:s/></text:p>
          </table:table-cell>
          <table:table-cell office:value-type="float" office:value="2220.63" table:style-name="ce14">
            <text:p>2.221<text:s/></text:p>
          </table:table-cell>
          <table:table-cell office:value-type="float" office:value="13599695.289999999" table:style-name="ce14">
            <text:p>13.599.695<text:s/></text:p>
          </table:table-cell>
          <table:table-cell office:value-type="float" office:value="3899.84" table:style-name="ce14">
            <text:p>3.900<text:s/></text:p>
          </table:table-cell>
          <table:table-cell office:value-type="float" office:value="70113.990000000005" table:style-name="ce14">
            <text:p>70.114<text:s/></text:p>
          </table:table-cell>
          <table:table-cell office:value-type="float" office:value="9741727.9900000002" table:style-name="ce14">
            <text:p>9.741.728<text:s/></text:p>
          </table:table-cell>
          <table:table-cell office:value-type="float" office:value="41133.879999999997" table:style-name="ce14">
            <text:p>41.134<text:s/></text:p>
          </table:table-cell>
          <table:table-cell office:value-type="float" office:value="77028296.430000007" table:style-name="ce14">
            <text:p>77.028.296<text:s/></text:p>
          </table:table-cell>
          <table:table-cell office:value-type="float" office:value="3534.34" table:style-name="ce14">
            <text:p>3.534<text:s/></text:p>
          </table:table-cell>
          <table:table-cell office:value-type="float" office:value="40820308.57" table:style-name="ce14">
            <text:p>40.820.309<text:s/></text:p>
          </table:table-cell>
          <table:table-cell office:value-type="float" office:value="2171967188.6700001" table:style-name="ce14">
            <text:p>2.171.967.189<text:s/></text:p>
          </table:table-cell>
          <table:table-cell office:value-type="float" office:value="47515.83" table:style-name="ce14">
            <text:p>47.516<text:s/></text:p>
          </table:table-cell>
          <table:table-cell office:value-type="float" office:value="4593.66" table:style-name="ce14">
            <text:p>4.594<text:s/></text:p>
          </table:table-cell>
          <table:table-cell office:value-type="float" office:value="37238.129999999997" table:style-name="ce14">
            <text:p>37.238<text:s/></text:p>
          </table:table-cell>
          <table:table-cell office:value-type="float" office:value="130634740.31" table:style-name="ce14">
            <text:p>130.634.740<text:s/></text:p>
          </table:table-cell>
          <table:table-cell office:value-type="float" office:value="6798903.1699999999" table:style-name="ce14">
            <text:p>6.798.903<text:s/></text:p>
          </table:table-cell>
          <table:table-cell office:value-type="float" office:value="8361.41" table:style-name="ce14">
            <text:p>8.361<text:s/></text:p>
          </table:table-cell>
          <table:table-cell office:value-type="float" office:value="1747432395.9400001" table:style-name="ce14">
            <text:p>1.747.432.396<text:s/></text:p>
          </table:table-cell>
          <table:table-cell office:value-type="float" office:value="15471.25" table:style-name="ce14">
            <text:p>15.471<text:s/></text:p>
          </table:table-cell>
          <table:table-cell office:value-type="float" office:value="4488915351.4099998" table:style-name="ce15">
            <text:p>4.488.915.35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6396644.7299999995" table:style-name="ce14">
            <text:p>6.396.645<text:s/></text:p>
          </table:table-cell>
          <table:table-cell office:value-type="float" office:value="23211506.219999999" table:style-name="ce14">
            <text:p>23.211.506<text:s/></text:p>
          </table:table-cell>
          <table:table-cell office:value-type="float" office:value="108813731.30999999" table:style-name="ce14">
            <text:p>108.813.731<text:s/></text:p>
          </table:table-cell>
          <table:table-cell office:value-type="float" office:value="4125970.71" table:style-name="ce14">
            <text:p>4.125.971<text:s/></text:p>
          </table:table-cell>
          <table:table-cell office:value-type="float" office:value="161861373.84999999" table:style-name="ce14">
            <text:p>161.861.374<text:s/></text:p>
          </table:table-cell>
          <table:table-cell office:value-type="float" office:value="136891996.39999998" table:style-name="ce14">
            <text:p>136.891.996<text:s/></text:p>
          </table:table-cell>
          <table:table-cell office:value-type="float" office:value="403361835.39000005" table:style-name="ce14">
            <text:p>403.361.835<text:s/></text:p>
          </table:table-cell>
          <table:table-cell office:value-type="float" office:value="148058602.71000001" table:style-name="ce14">
            <text:p>148.058.603<text:s/></text:p>
          </table:table-cell>
          <table:table-cell office:value-type="float" office:value="131659702.58" table:style-name="ce14">
            <text:p>131.659.703<text:s/></text:p>
          </table:table-cell>
          <table:table-cell office:value-type="float" office:value="34755212.390000001" table:style-name="ce14">
            <text:p>34.755.212<text:s/></text:p>
          </table:table-cell>
          <table:table-cell office:value-type="float" office:value="801128190.24000001" table:style-name="ce14">
            <text:p>801.128.190<text:s/></text:p>
          </table:table-cell>
          <table:table-cell office:value-type="float" office:value="44642400.859999999" table:style-name="ce14">
            <text:p>44.642.401<text:s/></text:p>
          </table:table-cell>
          <table:table-cell office:value-type="float" office:value="77388348.290000007" table:style-name="ce14">
            <text:p>77.388.348<text:s/></text:p>
          </table:table-cell>
          <table:table-cell office:value-type="float" office:value="67190236.310000002" table:style-name="ce14">
            <text:p>67.190.236<text:s/></text:p>
          </table:table-cell>
          <table:table-cell office:value-type="float" office:value="33132737.540000003" table:style-name="ce14">
            <text:p>33.132.738<text:s/></text:p>
          </table:table-cell>
          <table:table-cell office:value-type="float" office:value="129294758.89999999" table:style-name="ce14">
            <text:p>129.294.759<text:s/></text:p>
          </table:table-cell>
          <table:table-cell office:value-type="float" office:value="26954266.879999999" table:style-name="ce14">
            <text:p>26.954.267<text:s/></text:p>
          </table:table-cell>
          <table:table-cell office:value-type="float" office:value="396549737.89999998" table:style-name="ce14">
            <text:p>396.549.738<text:s/></text:p>
          </table:table-cell>
          <table:table-cell office:value-type="float" office:value="1043090735.4" table:style-name="ce14">
            <text:p>1.043.090.735<text:s/></text:p>
          </table:table-cell>
          <table:table-cell office:value-type="float" office:value="41177142.079999998" table:style-name="ce14">
            <text:p>41.177.142<text:s/></text:p>
          </table:table-cell>
          <table:table-cell office:value-type="float" office:value="20839363.050000001" table:style-name="ce14">
            <text:p>20.839.363<text:s/></text:p>
          </table:table-cell>
          <table:table-cell office:value-type="float" office:value="6461426.2399999993" table:style-name="ce14">
            <text:p>6.461.426<text:s/></text:p>
          </table:table-cell>
          <table:table-cell office:value-type="float" office:value="412443259.88999999" table:style-name="ce14">
            <text:p>412.443.260<text:s/></text:p>
          </table:table-cell>
          <table:table-cell office:value-type="float" office:value="293420236.77000004" table:style-name="ce14">
            <text:p>293.420.237<text:s/></text:p>
          </table:table-cell>
          <table:table-cell office:value-type="float" office:value="19064435.070000004" table:style-name="ce14">
            <text:p>19.064.435<text:s/></text:p>
          </table:table-cell>
          <table:table-cell office:value-type="float" office:value="3310267878.8699999" table:style-name="ce14">
            <text:p>3.310.267.879<text:s/></text:p>
          </table:table-cell>
          <table:table-cell office:value-type="float" office:value="14612858.270000001" table:style-name="ce14">
            <text:p>14.612.858<text:s/></text:p>
          </table:table-cell>
          <table:table-cell office:value-type="float" office:value="7896794588.8500004" table:style-name="ce15">
            <text:p>7.896.794.58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4">
            <text:p>-<text:s/></text:p>
          </table:table-cell>
          <table:table-cell office:value-type="float" office:value="12869.02" table:style-name="ce14">
            <text:p>12.86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736924.35" table:style-name="ce14">
            <text:p>736.924<text:s/></text:p>
          </table:table-cell>
          <table:table-cell office:value-type="float" office:value="284.86" table:style-name="ce14">
            <text:p>28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0858.980000000003" table:style-name="ce14">
            <text:p>40.85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8810581.609999999" table:style-name="ce14">
            <text:p>28.810.582<text:s/></text:p>
          </table:table-cell>
          <table:table-cell office:value-type="float" office:value="151.03" table:style-name="ce14">
            <text:p>15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67010.899999999994" table:style-name="ce14">
            <text:p>67.01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286.65" table:style-name="ce14">
            <text:p>2.287<text:s/></text:p>
          </table:table-cell>
          <table:table-cell office:value-type="float" office:value="7121238.8099999996" table:style-name="ce14">
            <text:p>7.121.23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289013.77" table:style-name="ce14">
            <text:p>1.289.014<text:s/></text:p>
          </table:table-cell>
          <table:table-cell office:value-type="float" office:value="452924376.31" table:style-name="ce14">
            <text:p>452.924.37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803678.33" table:style-name="ce14">
            <text:p>3.803.678<text:s/></text:p>
          </table:table-cell>
          <table:table-cell office:value-type="float" office:value="33.67" table:style-name="ce14">
            <text:p>3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8208864.46" table:style-name="ce14">
            <text:p>8.208.864<text:s/></text:p>
          </table:table-cell>
          <table:table-cell office:value-type="float" office:value="65.39" table:style-name="ce14">
            <text:p>65<text:s/></text:p>
          </table:table-cell>
          <table:table-cell office:value-type="float" office:value="503018238.13999999" table:style-name="ce15">
            <text:p>503.018.23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5501421.6299999999" table:style-name="ce14">
            <text:p>5.501.422<text:s/></text:p>
          </table:table-cell>
          <table:table-cell office:value-type="float" office:value="17291033.100000001" table:style-name="ce14">
            <text:p>17.291.033<text:s/></text:p>
          </table:table-cell>
          <table:table-cell office:value-type="float" office:value="15579656.699999999" table:style-name="ce14">
            <text:p>15.579.657<text:s/></text:p>
          </table:table-cell>
          <table:table-cell office:value-type="float" office:value="14842681.960000001" table:style-name="ce14">
            <text:p>14.842.682<text:s/></text:p>
          </table:table-cell>
          <table:table-cell office:value-type="float" office:value="46893404.659999996" table:style-name="ce14">
            <text:p>46.893.405<text:s/></text:p>
          </table:table-cell>
          <table:table-cell office:value-type="float" office:value="37650017.600000001" table:style-name="ce14">
            <text:p>37.650.018<text:s/></text:p>
          </table:table-cell>
          <table:table-cell office:value-type="float" office:value="1169546176.95" table:style-name="ce14">
            <text:p>1.169.546.177<text:s/></text:p>
          </table:table-cell>
          <table:table-cell office:value-type="float" office:value="23173728.710000001" table:style-name="ce14">
            <text:p>23.173.729<text:s/></text:p>
          </table:table-cell>
          <table:table-cell office:value-type="float" office:value="30835753.289999999" table:style-name="ce14">
            <text:p>30.835.753<text:s/></text:p>
          </table:table-cell>
          <table:table-cell office:value-type="float" office:value="16073465.960000001" table:style-name="ce14">
            <text:p>16.073.466<text:s/></text:p>
          </table:table-cell>
          <table:table-cell office:value-type="float" office:value="119603439.95" table:style-name="ce14">
            <text:p>119.603.440<text:s/></text:p>
          </table:table-cell>
          <table:table-cell office:value-type="float" office:value="17431341.91" table:style-name="ce14">
            <text:p>17.431.342<text:s/></text:p>
          </table:table-cell>
          <table:table-cell office:value-type="float" office:value="18967043.210000001" table:style-name="ce14">
            <text:p>18.967.043<text:s/></text:p>
          </table:table-cell>
          <table:table-cell office:value-type="float" office:value="32427295.800000001" table:style-name="ce14">
            <text:p>32.427.296<text:s/></text:p>
          </table:table-cell>
          <table:table-cell office:value-type="float" office:value="38354262.869999997" table:style-name="ce14">
            <text:p>38.354.263<text:s/></text:p>
          </table:table-cell>
          <table:table-cell office:value-type="float" office:value="91698056.640000001" table:style-name="ce14">
            <text:p>91.698.057<text:s/></text:p>
          </table:table-cell>
          <table:table-cell office:value-type="float" office:value="15394858.43" table:style-name="ce14">
            <text:p>15.394.858<text:s/></text:p>
          </table:table-cell>
          <table:table-cell office:value-type="float" office:value="54771240.100000001" table:style-name="ce14">
            <text:p>54.771.240<text:s/></text:p>
          </table:table-cell>
          <table:table-cell office:value-type="float" office:value="202865886.88999999" table:style-name="ce14">
            <text:p>202.865.887<text:s/></text:p>
          </table:table-cell>
          <table:table-cell office:value-type="float" office:value="29645568.18" table:style-name="ce14">
            <text:p>29.645.568<text:s/></text:p>
          </table:table-cell>
          <table:table-cell office:value-type="float" office:value="14779824.18" table:style-name="ce14">
            <text:p>14.779.824<text:s/></text:p>
          </table:table-cell>
          <table:table-cell office:value-type="float" office:value="11852892.76" table:style-name="ce14">
            <text:p>11.852.893<text:s/></text:p>
          </table:table-cell>
          <table:table-cell office:value-type="float" office:value="101129708.38" table:style-name="ce14">
            <text:p>101.129.708<text:s/></text:p>
          </table:table-cell>
          <table:table-cell office:value-type="float" office:value="43863905.939999998" table:style-name="ce14">
            <text:p>43.863.906<text:s/></text:p>
          </table:table-cell>
          <table:table-cell office:value-type="float" office:value="12621229.9" table:style-name="ce14">
            <text:p>12.621.230<text:s/></text:p>
          </table:table-cell>
          <table:table-cell office:value-type="float" office:value="110761535.42" table:style-name="ce14">
            <text:p>110.761.535<text:s/></text:p>
          </table:table-cell>
          <table:table-cell office:value-type="float" office:value="7194069.71" table:style-name="ce14">
            <text:p>7.194.070<text:s/></text:p>
          </table:table-cell>
          <table:table-cell office:value-type="float" office:value="2300749500.8300004" table:style-name="ce15">
            <text:p>2.300.749.50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1344969.68" table:style-name="ce14">
            <text:p>1.344.970<text:s/></text:p>
          </table:table-cell>
          <table:table-cell office:value-type="float" office:value="5382440.5999999996" table:style-name="ce14">
            <text:p>5.382.441<text:s/></text:p>
          </table:table-cell>
          <table:table-cell office:value-type="float" office:value="48424160.359999999" table:style-name="ce14">
            <text:p>48.424.160<text:s/></text:p>
          </table:table-cell>
          <table:table-cell office:value-type="float" office:value="1891121.8" table:style-name="ce14">
            <text:p>1.891.122<text:s/></text:p>
          </table:table-cell>
          <table:table-cell office:value-type="float" office:value="25077627.379999999" table:style-name="ce14">
            <text:p>25.077.627<text:s/></text:p>
          </table:table-cell>
          <table:table-cell office:value-type="float" office:value="27453954.100000001" table:style-name="ce14">
            <text:p>27.453.954<text:s/></text:p>
          </table:table-cell>
          <table:table-cell office:value-type="float" office:value="572569134.24999988" table:style-name="ce14">
            <text:p>572.569.134<text:s/></text:p>
          </table:table-cell>
          <table:table-cell office:value-type="float" office:value="15547125.989999998" table:style-name="ce14">
            <text:p>15.547.126<text:s/></text:p>
          </table:table-cell>
          <table:table-cell office:value-type="float" office:value="27860445.600000001" table:style-name="ce14">
            <text:p>27.860.446<text:s/></text:p>
          </table:table-cell>
          <table:table-cell office:value-type="float" office:value="6741270.8700000001" table:style-name="ce14">
            <text:p>6.741.271<text:s/></text:p>
          </table:table-cell>
          <table:table-cell office:value-type="float" office:value="58348490.070000008" table:style-name="ce14">
            <text:p>58.348.490<text:s/></text:p>
          </table:table-cell>
          <table:table-cell office:value-type="float" office:value="8541725.7999999989" table:style-name="ce14">
            <text:p>8.541.726<text:s/></text:p>
          </table:table-cell>
          <table:table-cell office:value-type="float" office:value="13507581.120000001" table:style-name="ce14">
            <text:p>13.507.581<text:s/></text:p>
          </table:table-cell>
          <table:table-cell office:value-type="float" office:value="19375024.34" table:style-name="ce14">
            <text:p>19.375.024<text:s/></text:p>
          </table:table-cell>
          <table:table-cell office:value-type="float" office:value="6397114" table:style-name="ce14">
            <text:p>6.397.114<text:s/></text:p>
          </table:table-cell>
          <table:table-cell office:value-type="float" office:value="25416094.909999996" table:style-name="ce14">
            <text:p>25.416.095<text:s/></text:p>
          </table:table-cell>
          <table:table-cell office:value-type="float" office:value="3866408.56" table:style-name="ce14">
            <text:p>3.866.409<text:s/></text:p>
          </table:table-cell>
          <table:table-cell office:value-type="float" office:value="50666490.850000001" table:style-name="ce14">
            <text:p>50.666.491<text:s/></text:p>
          </table:table-cell>
          <table:table-cell office:value-type="float" office:value="399218942.31999999" table:style-name="ce14">
            <text:p>399.218.942<text:s/></text:p>
          </table:table-cell>
          <table:table-cell office:value-type="float" office:value="5746309.9700000007" table:style-name="ce14">
            <text:p>5.746.310<text:s/></text:p>
          </table:table-cell>
          <table:table-cell office:value-type="float" office:value="2879937.24" table:style-name="ce14">
            <text:p>2.879.937<text:s/></text:p>
          </table:table-cell>
          <table:table-cell office:value-type="float" office:value="1021335.78" table:style-name="ce14">
            <text:p>1.021.336<text:s/></text:p>
          </table:table-cell>
          <table:table-cell office:value-type="float" office:value="59978886.030000001" table:style-name="ce14">
            <text:p>59.978.886<text:s/></text:p>
          </table:table-cell>
          <table:table-cell office:value-type="float" office:value="45366515.82" table:style-name="ce14">
            <text:p>45.366.516<text:s/></text:p>
          </table:table-cell>
          <table:table-cell office:value-type="float" office:value="5014337.54" table:style-name="ce14">
            <text:p>5.014.338<text:s/></text:p>
          </table:table-cell>
          <table:table-cell office:value-type="float" office:value="497751517.60999995" table:style-name="ce14">
            <text:p>497.751.518<text:s/></text:p>
          </table:table-cell>
          <table:table-cell office:value-type="float" office:value="3242796.39" table:style-name="ce14">
            <text:p>3.242.796<text:s/></text:p>
          </table:table-cell>
          <table:table-cell office:value-type="float" office:value="1938631758.9799998" table:style-name="ce15">
            <text:p>1.938.631.759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19">
            <text:p>SUBTOTAL [A]</text:p>
          </table:table-cell>
          <table:table-cell office:value-type="float" office:value="46658071.609999999" table:style-name="ce20">
            <text:p>46.658.072<text:s/></text:p>
          </table:table-cell>
          <table:table-cell office:value-type="float" office:value="177681561.71000001" table:style-name="ce20">
            <text:p>177.681.562<text:s/></text:p>
          </table:table-cell>
          <table:table-cell office:value-type="float" office:value="1012405538.3000001" table:style-name="ce20">
            <text:p>1.012.405.538<text:s/></text:p>
          </table:table-cell>
          <table:table-cell office:value-type="float" office:value="45626548.870000005" table:style-name="ce20">
            <text:p>45.626.549<text:s/></text:p>
          </table:table-cell>
          <table:table-cell office:value-type="float" office:value="1434130583.74" table:style-name="ce20">
            <text:p>1.434.130.584<text:s/></text:p>
          </table:table-cell>
          <table:table-cell office:value-type="float" office:value="1196439540.27" table:style-name="ce20">
            <text:p>1.196.439.540<text:s/></text:p>
          </table:table-cell>
          <table:table-cell office:value-type="float" office:value="8725043438.2599983" table:style-name="ce20">
            <text:p>8.725.043.438<text:s/></text:p>
          </table:table-cell>
          <table:table-cell office:value-type="float" office:value="1394309304.1200001" table:style-name="ce20">
            <text:p>1.394.309.304<text:s/></text:p>
          </table:table-cell>
          <table:table-cell office:value-type="float" office:value="999244594.63" table:style-name="ce20">
            <text:p>999.244.595<text:s/></text:p>
          </table:table-cell>
          <table:table-cell office:value-type="float" office:value="446206053" table:style-name="ce20">
            <text:p>446.206.053<text:s/></text:p>
          </table:table-cell>
          <table:table-cell office:value-type="float" office:value="5724442956.4700003" table:style-name="ce20">
            <text:p>5.724.442.956<text:s/></text:p>
          </table:table-cell>
          <table:table-cell office:value-type="float" office:value="329889766.40999997" table:style-name="ce20">
            <text:p>329.889.766<text:s/></text:p>
          </table:table-cell>
          <table:table-cell office:value-type="float" office:value="506767238.52000004" table:style-name="ce20">
            <text:p>506.767.239<text:s/></text:p>
          </table:table-cell>
          <table:table-cell office:value-type="float" office:value="508719020.21999997" table:style-name="ce20">
            <text:p>508.719.020<text:s/></text:p>
          </table:table-cell>
          <table:table-cell office:value-type="float" office:value="306037281.16000003" table:style-name="ce20">
            <text:p>306.037.281<text:s/></text:p>
          </table:table-cell>
          <table:table-cell office:value-type="float" office:value="1533581885.6099999" table:style-name="ce20">
            <text:p>1.533.581.886<text:s/></text:p>
          </table:table-cell>
          <table:table-cell office:value-type="float" office:value="188400232.90000001" table:style-name="ce20">
            <text:p>188.400.233<text:s/></text:p>
          </table:table-cell>
          <table:table-cell office:value-type="float" office:value="4025310773.8900003" table:style-name="ce20">
            <text:p>4.025.310.774<text:s/></text:p>
          </table:table-cell>
          <table:table-cell office:value-type="float" office:value="18380727532.259998" table:style-name="ce20">
            <text:p>18.380.727.532<text:s/></text:p>
          </table:table-cell>
          <table:table-cell office:value-type="float" office:value="290484386.88" table:style-name="ce20">
            <text:p>290.484.387<text:s/></text:p>
          </table:table-cell>
          <table:table-cell office:value-type="float" office:value="160759440.75" table:style-name="ce20">
            <text:p>160.759.441<text:s/></text:p>
          </table:table-cell>
          <table:table-cell office:value-type="float" office:value="53194982.100000001" table:style-name="ce20">
            <text:p>53.194.982<text:s/></text:p>
          </table:table-cell>
          <table:table-cell office:value-type="float" office:value="4169337430" table:style-name="ce20">
            <text:p>4.169.337.430<text:s/></text:p>
          </table:table-cell>
          <table:table-cell office:value-type="float" office:value="2989754311.5600004" table:style-name="ce20">
            <text:p>2.989.754.312<text:s/></text:p>
          </table:table-cell>
          <table:table-cell office:value-type="float" office:value="181441570.43000001" table:style-name="ce20">
            <text:p>181.441.570<text:s/></text:p>
          </table:table-cell>
          <table:table-cell office:value-type="float" office:value="40342898444.369995" table:style-name="ce20">
            <text:p>40.342.898.444<text:s/></text:p>
          </table:table-cell>
          <table:table-cell office:value-type="float" office:value="108961935.90000001" table:style-name="ce20">
            <text:p>108.961.936<text:s/></text:p>
          </table:table-cell>
          <table:table-cell office:value-type="float" office:value="95278454423.939972" table:style-name="ce21">
            <text:p>95.278.454.424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3">
            <text:p>RECEITA PREVIDENCIÁRIA [B]</text:p>
          </table:table-cell>
          <table:table-cell office:value-type="float" office:value="51612609.801429734" table:style-name="ce24">
            <text:p>51.612.610<text:s/></text:p>
          </table:table-cell>
          <table:table-cell office:value-type="float" office:value="129669870.11923867" table:style-name="ce24">
            <text:p>129.669.870<text:s/></text:p>
          </table:table-cell>
          <table:table-cell office:value-type="float" office:value="242833917.13965476" table:style-name="ce24">
            <text:p>242.833.917<text:s/></text:p>
          </table:table-cell>
          <table:table-cell office:value-type="float" office:value="37450794.670980379" table:style-name="ce24">
            <text:p>37.450.795<text:s/></text:p>
          </table:table-cell>
          <table:table-cell office:value-type="float" office:value="774726664.95486915" table:style-name="ce24">
            <text:p>774.726.665<text:s/></text:p>
          </table:table-cell>
          <table:table-cell office:value-type="float" office:value="571310106.01382565" table:style-name="ce24">
            <text:p>571.310.106<text:s/></text:p>
          </table:table-cell>
          <table:table-cell office:value-type="float" office:value="1606346700.4886897" table:style-name="ce24">
            <text:p>1.606.346.700<text:s/></text:p>
          </table:table-cell>
          <table:table-cell office:value-type="float" office:value="470982591.03582484" table:style-name="ce24">
            <text:p>470.982.591<text:s/></text:p>
          </table:table-cell>
          <table:table-cell office:value-type="float" office:value="438160066.85164964" table:style-name="ce24">
            <text:p>438.160.067<text:s/></text:p>
          </table:table-cell>
          <table:table-cell office:value-type="float" office:value="190275196.92115059" table:style-name="ce24">
            <text:p>190.275.197<text:s/></text:p>
          </table:table-cell>
          <table:table-cell office:value-type="float" office:value="2229748649.7779312" table:style-name="ce24">
            <text:p>2.229.748.650<text:s/></text:p>
          </table:table-cell>
          <table:table-cell office:value-type="float" office:value="243367753.21210283" table:style-name="ce24">
            <text:p>243.367.753<text:s/></text:p>
          </table:table-cell>
          <table:table-cell office:value-type="float" office:value="280103412.20109677" table:style-name="ce24">
            <text:p>280.103.412<text:s/></text:p>
          </table:table-cell>
          <table:table-cell office:value-type="float" office:value="344185863.75610155" table:style-name="ce24">
            <text:p>344.185.864<text:s/></text:p>
          </table:table-cell>
          <table:table-cell office:value-type="float" office:value="207216767.01069582" table:style-name="ce24">
            <text:p>207.216.767<text:s/></text:p>
          </table:table-cell>
          <table:table-cell office:value-type="float" office:value="614731588.09045374" table:style-name="ce24">
            <text:p>614.731.588<text:s/></text:p>
          </table:table-cell>
          <table:table-cell office:value-type="float" office:value="125612957.90978794" table:style-name="ce24">
            <text:p>125.612.958<text:s/></text:p>
          </table:table-cell>
          <table:table-cell office:value-type="float" office:value="1709501253.6884003" table:style-name="ce24">
            <text:p>1.709.501.254<text:s/></text:p>
          </table:table-cell>
          <table:table-cell office:value-type="float" office:value="4062508552.7297554" table:style-name="ce24">
            <text:p>4.062.508.553<text:s/></text:p>
          </table:table-cell>
          <table:table-cell office:value-type="float" office:value="192027913.38005611" table:style-name="ce24">
            <text:p>192.027.913<text:s/></text:p>
          </table:table-cell>
          <table:table-cell office:value-type="float" office:value="98369739.638874352" table:style-name="ce24">
            <text:p>98.369.740<text:s/></text:p>
          </table:table-cell>
          <table:table-cell office:value-type="float" office:value="32602007.015627086" table:style-name="ce24">
            <text:p>32.602.007<text:s/></text:p>
          </table:table-cell>
          <table:table-cell office:value-type="float" office:value="1980790401.8668559" table:style-name="ce24">
            <text:p>1.980.790.402<text:s/></text:p>
          </table:table-cell>
          <table:table-cell office:value-type="float" office:value="1170165151.5415013" table:style-name="ce24">
            <text:p>1.170.165.152<text:s/></text:p>
          </table:table-cell>
          <table:table-cell office:value-type="float" office:value="138249649.00844055" table:style-name="ce24">
            <text:p>138.249.649<text:s/></text:p>
          </table:table-cell>
          <table:table-cell office:value-type="float" office:value="12865000570.570473" table:style-name="ce24">
            <text:p>12.865.000.571<text:s/></text:p>
          </table:table-cell>
          <table:table-cell office:value-type="float" office:value="57262480.304534562" table:style-name="ce24">
            <text:p>57.262.480<text:s/></text:p>
          </table:table-cell>
          <table:table-cell office:value-type="float" office:value="30864813229.700001" table:style-name="ce25">
            <text:p>30.864.813.230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6">
            <text:p><text:s text:c="3"/>PRÓPRIA</text:p>
          </table:table-cell>
          <table:table-cell office:value-type="float" office:value="46691926.819645122" table:style-name="ce27">
            <text:p>46.691.927<text:s/></text:p>
          </table:table-cell>
          <table:table-cell office:value-type="float" office:value="115506526.9693583" table:style-name="ce27">
            <text:p>115.506.527<text:s/></text:p>
          </table:table-cell>
          <table:table-cell office:value-type="float" office:value="203272425.03246376" table:style-name="ce27">
            <text:p>203.272.425<text:s/></text:p>
          </table:table-cell>
          <table:table-cell office:value-type="float" office:value="33757332.444263056" table:style-name="ce27">
            <text:p>33.757.332<text:s/></text:p>
          </table:table-cell>
          <table:table-cell office:value-type="float" office:value="663527166.20493162" table:style-name="ce27">
            <text:p>663.527.166<text:s/></text:p>
          </table:table-cell>
          <table:table-cell office:value-type="float" office:value="471129946.66047311" table:style-name="ce27">
            <text:p>471.129.947<text:s/></text:p>
          </table:table-cell>
          <table:table-cell office:value-type="float" office:value="1395808035.8917079" table:style-name="ce27">
            <text:p>1.395.808.036<text:s/></text:p>
          </table:table-cell>
          <table:table-cell office:value-type="float" office:value="405587035.39697313" table:style-name="ce27">
            <text:p>405.587.035<text:s/></text:p>
          </table:table-cell>
          <table:table-cell office:value-type="float" office:value="378987924.80412012" table:style-name="ce27">
            <text:p>378.987.925<text:s/></text:p>
          </table:table-cell>
          <table:table-cell office:value-type="float" office:value="167073256.76359588" table:style-name="ce27">
            <text:p>167.073.257<text:s/></text:p>
          </table:table-cell>
          <table:table-cell office:value-type="float" office:value="1882136727.7186861" table:style-name="ce27">
            <text:p>1.882.136.728<text:s/></text:p>
          </table:table-cell>
          <table:table-cell office:value-type="float" office:value="211903406.76848418" table:style-name="ce27">
            <text:p>211.903.407<text:s/></text:p>
          </table:table-cell>
          <table:table-cell office:value-type="float" office:value="236865863.1829268" table:style-name="ce27">
            <text:p>236.865.863<text:s/></text:p>
          </table:table-cell>
          <table:table-cell office:value-type="float" office:value="297849993.40652341" table:style-name="ce27">
            <text:p>297.849.993<text:s/></text:p>
          </table:table-cell>
          <table:table-cell office:value-type="float" office:value="185127302.97637627" table:style-name="ce27">
            <text:p>185.127.303<text:s/></text:p>
          </table:table-cell>
          <table:table-cell office:value-type="float" office:value="511372149.85763925" table:style-name="ce27">
            <text:p>511.372.150<text:s/></text:p>
          </table:table-cell>
          <table:table-cell office:value-type="float" office:value="114042236.10426715" table:style-name="ce27">
            <text:p>114.042.236<text:s/></text:p>
          </table:table-cell>
          <table:table-cell office:value-type="float" office:value="1426104899.9463217" table:style-name="ce27">
            <text:p>1.426.104.900<text:s/></text:p>
          </table:table-cell>
          <table:table-cell office:value-type="float" office:value="3389993403.7628021" table:style-name="ce27">
            <text:p>3.389.993.404<text:s/></text:p>
          </table:table-cell>
          <table:table-cell office:value-type="float" office:value="166757835.91702539" table:style-name="ce27">
            <text:p>166.757.836<text:s/></text:p>
          </table:table-cell>
          <table:table-cell office:value-type="float" office:value="84870870.823826313" table:style-name="ce27">
            <text:p>84.870.871<text:s/></text:p>
          </table:table-cell>
          <table:table-cell office:value-type="float" office:value="29773671.619293399" table:style-name="ce27">
            <text:p>29.773.672<text:s/></text:p>
          </table:table-cell>
          <table:table-cell office:value-type="float" office:value="1666708037.5198925" table:style-name="ce27">
            <text:p>1.666.708.038<text:s/></text:p>
          </table:table-cell>
          <table:table-cell office:value-type="float" office:value="968546056.48865628" table:style-name="ce27">
            <text:p>968.546.056<text:s/></text:p>
          </table:table-cell>
          <table:table-cell office:value-type="float" office:value="122240051.6662524" table:style-name="ce27">
            <text:p>122.240.052<text:s/></text:p>
          </table:table-cell>
          <table:table-cell office:value-type="float" office:value="10479837311.389841" table:style-name="ce27">
            <text:p>10.479.837.311<text:s/></text:p>
          </table:table-cell>
          <table:table-cell office:value-type="float" office:value="50318554.573654689" table:style-name="ce27">
            <text:p>50.318.555<text:s/></text:p>
          </table:table-cell>
          <table:table-cell office:value-type="float" office:value="25705789950.709999" table:style-name="ce28">
            <text:p>25.705.789.951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6">
            <text:p><text:s text:c="3"/>DEMAIS</text:p>
          </table:table-cell>
          <table:table-cell office:value-type="float" office:value="4920682.9817846138" table:style-name="ce27">
            <text:p>4.920.683<text:s/></text:p>
          </table:table-cell>
          <table:table-cell office:value-type="float" office:value="14163343.149880381" table:style-name="ce27">
            <text:p>14.163.343<text:s/></text:p>
          </table:table-cell>
          <table:table-cell office:value-type="float" office:value="39561492.107190996" table:style-name="ce27">
            <text:p>39.561.492<text:s/></text:p>
          </table:table-cell>
          <table:table-cell office:value-type="float" office:value="3693462.2267173249" table:style-name="ce27">
            <text:p>3.693.462<text:s/></text:p>
          </table:table-cell>
          <table:table-cell office:value-type="float" office:value="111199498.74993749" table:style-name="ce27">
            <text:p>111.199.499<text:s/></text:p>
          </table:table-cell>
          <table:table-cell office:value-type="float" office:value="100180159.35335249" table:style-name="ce27">
            <text:p>100.180.159<text:s/></text:p>
          </table:table-cell>
          <table:table-cell office:value-type="float" office:value="210538664.59698179" table:style-name="ce27">
            <text:p>210.538.665<text:s/></text:p>
          </table:table-cell>
          <table:table-cell office:value-type="float" office:value="65395555.638851725" table:style-name="ce27">
            <text:p>65.395.556<text:s/></text:p>
          </table:table-cell>
          <table:table-cell office:value-type="float" office:value="59172142.047529489" table:style-name="ce27">
            <text:p>59.172.142<text:s/></text:p>
          </table:table-cell>
          <table:table-cell office:value-type="float" office:value="23201940.157554705" table:style-name="ce27">
            <text:p>23.201.940<text:s/></text:p>
          </table:table-cell>
          <table:table-cell office:value-type="float" office:value="347611922.05924523" table:style-name="ce27">
            <text:p>347.611.922<text:s/></text:p>
          </table:table-cell>
          <table:table-cell office:value-type="float" office:value="31464346.443618663" table:style-name="ce27">
            <text:p>31.464.346<text:s/></text:p>
          </table:table-cell>
          <table:table-cell office:value-type="float" office:value="43237549.018169969" table:style-name="ce27">
            <text:p>43.237.549<text:s/></text:p>
          </table:table-cell>
          <table:table-cell office:value-type="float" office:value="46335870.349578127" table:style-name="ce27">
            <text:p>46.335.870<text:s/></text:p>
          </table:table-cell>
          <table:table-cell office:value-type="float" office:value="22089464.034319539" table:style-name="ce27">
            <text:p>22.089.464<text:s/></text:p>
          </table:table-cell>
          <table:table-cell office:value-type="float" office:value="103359438.23281451" table:style-name="ce27">
            <text:p>103.359.438<text:s/></text:p>
          </table:table-cell>
          <table:table-cell office:value-type="float" office:value="11570721.805520782" table:style-name="ce27">
            <text:p>11.570.722<text:s/></text:p>
          </table:table-cell>
          <table:table-cell office:value-type="float" office:value="283396353.7420786" table:style-name="ce27">
            <text:p>283.396.354<text:s/></text:p>
          </table:table-cell>
          <table:table-cell office:value-type="float" office:value="672515148.9669534" table:style-name="ce27">
            <text:p>672.515.149<text:s/></text:p>
          </table:table-cell>
          <table:table-cell office:value-type="float" office:value="25270077.463030715" table:style-name="ce27">
            <text:p>25.270.077<text:s/></text:p>
          </table:table-cell>
          <table:table-cell office:value-type="float" office:value="13498868.815048033" table:style-name="ce27">
            <text:p>13.498.869<text:s/></text:p>
          </table:table-cell>
          <table:table-cell office:value-type="float" office:value="2828335.3963336875" table:style-name="ce27">
            <text:p>2.828.335<text:s/></text:p>
          </table:table-cell>
          <table:table-cell office:value-type="float" office:value="314082364.34696347" table:style-name="ce27">
            <text:p>314.082.364<text:s/></text:p>
          </table:table-cell>
          <table:table-cell office:value-type="float" office:value="201619095.05284509" table:style-name="ce27">
            <text:p>201.619.095<text:s/></text:p>
          </table:table-cell>
          <table:table-cell office:value-type="float" office:value="16009597.342188142" table:style-name="ce27">
            <text:p>16.009.597<text:s/></text:p>
          </table:table-cell>
          <table:table-cell office:value-type="float" office:value="2385163259.1806321" table:style-name="ce27">
            <text:p>2.385.163.259<text:s/></text:p>
          </table:table-cell>
          <table:table-cell office:value-type="float" office:value="6943925.730879873" table:style-name="ce27">
            <text:p>6.943.926<text:s/></text:p>
          </table:table-cell>
          <table:table-cell office:value-type="float" office:value="5159023278.9900007" table:style-name="ce28">
            <text:p>5.159.023.279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19">
            <text:p>ADMINISTRADAS PELA RFB [C]=[A]+[B]</text:p>
          </table:table-cell>
          <table:table-cell office:value-type="float" office:value="98270681.411429733" table:style-name="ce20">
            <text:p>98.270.681<text:s/></text:p>
          </table:table-cell>
          <table:table-cell office:value-type="float" office:value="307351431.82923865" table:style-name="ce20">
            <text:p>307.351.432<text:s/></text:p>
          </table:table-cell>
          <table:table-cell office:value-type="float" office:value="1255239455.4396548" table:style-name="ce20">
            <text:p>1.255.239.455<text:s/></text:p>
          </table:table-cell>
          <table:table-cell office:value-type="float" office:value="83077343.540980384" table:style-name="ce20">
            <text:p>83.077.344<text:s/></text:p>
          </table:table-cell>
          <table:table-cell office:value-type="float" office:value="2208857248.694869" table:style-name="ce20">
            <text:p>2.208.857.249<text:s/></text:p>
          </table:table-cell>
          <table:table-cell office:value-type="float" office:value="1767749646.2838256" table:style-name="ce20">
            <text:p>1.767.749.646<text:s/></text:p>
          </table:table-cell>
          <table:table-cell office:value-type="float" office:value="10331390138.748688" table:style-name="ce20">
            <text:p>10.331.390.139<text:s/></text:p>
          </table:table-cell>
          <table:table-cell office:value-type="float" office:value="1865291895.1558249" table:style-name="ce20">
            <text:p>1.865.291.895<text:s/></text:p>
          </table:table-cell>
          <table:table-cell office:value-type="float" office:value="1437404661.4816496" table:style-name="ce20">
            <text:p>1.437.404.661<text:s/></text:p>
          </table:table-cell>
          <table:table-cell office:value-type="float" office:value="636481249.92115057" table:style-name="ce20">
            <text:p>636.481.250<text:s/></text:p>
          </table:table-cell>
          <table:table-cell office:value-type="float" office:value="7954191606.2479315" table:style-name="ce20">
            <text:p>7.954.191.606<text:s/></text:p>
          </table:table-cell>
          <table:table-cell office:value-type="float" office:value="573257519.62210274" table:style-name="ce20">
            <text:p>573.257.520<text:s/></text:p>
          </table:table-cell>
          <table:table-cell office:value-type="float" office:value="786870650.72109675" table:style-name="ce20">
            <text:p>786.870.651<text:s/></text:p>
          </table:table-cell>
          <table:table-cell office:value-type="float" office:value="852904883.97610152" table:style-name="ce20">
            <text:p>852.904.884<text:s/></text:p>
          </table:table-cell>
          <table:table-cell office:value-type="float" office:value="513254048.17069584" table:style-name="ce20">
            <text:p>513.254.048<text:s/></text:p>
          </table:table-cell>
          <table:table-cell office:value-type="float" office:value="2148313473.7004538" table:style-name="ce20">
            <text:p>2.148.313.474<text:s/></text:p>
          </table:table-cell>
          <table:table-cell office:value-type="float" office:value="314013190.80978793" table:style-name="ce20">
            <text:p>314.013.191<text:s/></text:p>
          </table:table-cell>
          <table:table-cell office:value-type="float" office:value="5734812027.5784006" table:style-name="ce20">
            <text:p>5.734.812.028<text:s/></text:p>
          </table:table-cell>
          <table:table-cell office:value-type="float" office:value="22443236084.989754" table:style-name="ce20">
            <text:p>22.443.236.085<text:s/></text:p>
          </table:table-cell>
          <table:table-cell office:value-type="float" office:value="482512300.26005614" table:style-name="ce20">
            <text:p>482.512.300<text:s/></text:p>
          </table:table-cell>
          <table:table-cell office:value-type="float" office:value="259129180.38887435" table:style-name="ce20">
            <text:p>259.129.180<text:s/></text:p>
          </table:table-cell>
          <table:table-cell office:value-type="float" office:value="85796989.11562708" table:style-name="ce20">
            <text:p>85.796.989<text:s/></text:p>
          </table:table-cell>
          <table:table-cell office:value-type="float" office:value="6150127831.8668556" table:style-name="ce20">
            <text:p>6.150.127.832<text:s/></text:p>
          </table:table-cell>
          <table:table-cell office:value-type="float" office:value="4159919463.1015015" table:style-name="ce20">
            <text:p>4.159.919.463<text:s/></text:p>
          </table:table-cell>
          <table:table-cell office:value-type="float" office:value="319691219.43844056" table:style-name="ce20">
            <text:p>319.691.219<text:s/></text:p>
          </table:table-cell>
          <table:table-cell office:value-type="float" office:value="53207899014.940468" table:style-name="ce20">
            <text:p>53.207.899.015<text:s/></text:p>
          </table:table-cell>
          <table:table-cell office:value-type="float" office:value="166224416.20453456" table:style-name="ce20">
            <text:p>166.224.416<text:s/></text:p>
          </table:table-cell>
          <table:table-cell office:value-type="float" office:value="126143267653.63997" table:style-name="ce21">
            <text:p>126.143.267.654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6">
            <text:p>ADMINISTRADAS POR OUTROS ÓRGÃOS [D]</text:p>
          </table:table-cell>
          <table:table-cell office:value-type="float" office:value="611336.51948314102" table:style-name="ce14">
            <text:p>611.337<text:s/></text:p>
          </table:table-cell>
          <table:table-cell office:value-type="float" office:value="3401192.1525444761" table:style-name="ce14">
            <text:p>3.401.192<text:s/></text:p>
          </table:table-cell>
          <table:table-cell office:value-type="float" office:value="4406869.7594897654" table:style-name="ce14">
            <text:p>4.406.870<text:s/></text:p>
          </table:table-cell>
          <table:table-cell office:value-type="float" office:value="263057.62421483546" table:style-name="ce14">
            <text:p>263.058<text:s/></text:p>
          </table:table-cell>
          <table:table-cell office:value-type="float" office:value="18087240.572106581" table:style-name="ce14">
            <text:p>18.087.241<text:s/></text:p>
          </table:table-cell>
          <table:table-cell office:value-type="float" office:value="9481430.8720569275" table:style-name="ce14">
            <text:p>9.481.431<text:s/></text:p>
          </table:table-cell>
          <table:table-cell office:value-type="float" office:value="8885324.9780805688" table:style-name="ce14">
            <text:p>8.885.325<text:s/></text:p>
          </table:table-cell>
          <table:table-cell office:value-type="float" office:value="4948796.2686984995" table:style-name="ce14">
            <text:p>4.948.796<text:s/></text:p>
          </table:table-cell>
          <table:table-cell office:value-type="float" office:value="10794476.750563141" table:style-name="ce14">
            <text:p>10.794.477<text:s/></text:p>
          </table:table-cell>
          <table:table-cell office:value-type="float" office:value="5604824.252150855" table:style-name="ce14">
            <text:p>5.604.824<text:s/></text:p>
          </table:table-cell>
          <table:table-cell office:value-type="float" office:value="38575480.534039192" table:style-name="ce14">
            <text:p>38.575.481<text:s/></text:p>
          </table:table-cell>
          <table:table-cell office:value-type="float" office:value="2671474.2114072698" table:style-name="ce14">
            <text:p>2.671.474<text:s/></text:p>
          </table:table-cell>
          <table:table-cell office:value-type="float" office:value="9515165.8226609975" table:style-name="ce14">
            <text:p>9.515.166<text:s/></text:p>
          </table:table-cell>
          <table:table-cell office:value-type="float" office:value="5987723.9019730054" table:style-name="ce14">
            <text:p>5.987.724<text:s/></text:p>
          </table:table-cell>
          <table:table-cell office:value-type="float" office:value="4001154.7107219016" table:style-name="ce14">
            <text:p>4.001.155<text:s/></text:p>
          </table:table-cell>
          <table:table-cell office:value-type="float" office:value="118032602.32573557" table:style-name="ce14">
            <text:p>118.032.602<text:s/></text:p>
          </table:table-cell>
          <table:table-cell office:value-type="float" office:value="1875795.2321939624" table:style-name="ce14">
            <text:p>1.875.795<text:s/></text:p>
          </table:table-cell>
          <table:table-cell office:value-type="float" office:value="17827885.113183148" table:style-name="ce14">
            <text:p>17.827.885<text:s/></text:p>
          </table:table-cell>
          <table:table-cell office:value-type="float" office:value="2837345921.4607596" table:style-name="ce14">
            <text:p>2.837.345.921<text:s/></text:p>
          </table:table-cell>
          <table:table-cell office:value-type="float" office:value="2423203.2079164642" table:style-name="ce14">
            <text:p>2.423.203<text:s/></text:p>
          </table:table-cell>
          <table:table-cell office:value-type="float" office:value="1579766.8006558453" table:style-name="ce14">
            <text:p>1.579.767<text:s/></text:p>
          </table:table-cell>
          <table:table-cell office:value-type="float" office:value="356685.59650764219" table:style-name="ce14">
            <text:p>356.686<text:s/></text:p>
          </table:table-cell>
          <table:table-cell office:value-type="float" office:value="24696494.701111566" table:style-name="ce14">
            <text:p>24.696.495<text:s/></text:p>
          </table:table-cell>
          <table:table-cell office:value-type="float" office:value="11608762.493515395" table:style-name="ce14">
            <text:p>11.608.762<text:s/></text:p>
          </table:table-cell>
          <table:table-cell office:value-type="float" office:value="3122552.3162710238" table:style-name="ce14">
            <text:p>3.122.552<text:s/></text:p>
          </table:table-cell>
          <table:table-cell office:value-type="float" office:value="94685085.821844324" table:style-name="ce14">
            <text:p>94.685.086<text:s/></text:p>
          </table:table-cell>
          <table:table-cell office:value-type="float" office:value="792601.57011532679" table:style-name="ce14">
            <text:p>792.602<text:s/></text:p>
          </table:table-cell>
          <table:table-cell office:value-type="float" office:value="3241582905.5700016" table:style-name="ce15">
            <text:p>3.241.582.906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19">
            <text:p>TOTAL GERAL <text:s text:c="2"/>[E]=[C]+[D]</text:p>
          </table:table-cell>
          <table:table-cell office:value-type="float" office:value="98882017.930912867" table:style-name="ce20">
            <text:p>98.882.018<text:s/></text:p>
          </table:table-cell>
          <table:table-cell office:value-type="float" office:value="310752623.98178315" table:style-name="ce20">
            <text:p>310.752.624<text:s/></text:p>
          </table:table-cell>
          <table:table-cell office:value-type="float" office:value="1259646325.1991446" table:style-name="ce20">
            <text:p>1.259.646.325<text:s/></text:p>
          </table:table-cell>
          <table:table-cell office:value-type="float" office:value="83340401.165195227" table:style-name="ce20">
            <text:p>83.340.401<text:s/></text:p>
          </table:table-cell>
          <table:table-cell office:value-type="float" office:value="2226944489.2669754" table:style-name="ce20">
            <text:p>2.226.944.489<text:s/></text:p>
          </table:table-cell>
          <table:table-cell office:value-type="float" office:value="1777231077.1558826" table:style-name="ce20">
            <text:p>1.777.231.077<text:s/></text:p>
          </table:table-cell>
          <table:table-cell office:value-type="float" office:value="10340275463.726768" table:style-name="ce20">
            <text:p>10.340.275.464<text:s/></text:p>
          </table:table-cell>
          <table:table-cell office:value-type="float" office:value="1870240691.4245234" table:style-name="ce20">
            <text:p>1.870.240.691<text:s/></text:p>
          </table:table-cell>
          <table:table-cell office:value-type="float" office:value="1448199138.2322128" table:style-name="ce20">
            <text:p>1.448.199.138<text:s/></text:p>
          </table:table-cell>
          <table:table-cell office:value-type="float" office:value="642086074.17330146" table:style-name="ce20">
            <text:p>642.086.074<text:s/></text:p>
          </table:table-cell>
          <table:table-cell office:value-type="float" office:value="7992767086.781971" table:style-name="ce20">
            <text:p>7.992.767.087<text:s/></text:p>
          </table:table-cell>
          <table:table-cell office:value-type="float" office:value="575928993.83351004" table:style-name="ce20">
            <text:p>575.928.994<text:s/></text:p>
          </table:table-cell>
          <table:table-cell office:value-type="float" office:value="796385816.5437578" table:style-name="ce20">
            <text:p>796.385.817<text:s/></text:p>
          </table:table-cell>
          <table:table-cell office:value-type="float" office:value="858892607.87807453" table:style-name="ce20">
            <text:p>858.892.608<text:s/></text:p>
          </table:table-cell>
          <table:table-cell office:value-type="float" office:value="517255202.88141775" table:style-name="ce20">
            <text:p>517.255.203<text:s/></text:p>
          </table:table-cell>
          <table:table-cell office:value-type="float" office:value="2266346076.0261893" table:style-name="ce20">
            <text:p>2.266.346.076<text:s/></text:p>
          </table:table-cell>
          <table:table-cell office:value-type="float" office:value="315888986.04198188" table:style-name="ce20">
            <text:p>315.888.986<text:s/></text:p>
          </table:table-cell>
          <table:table-cell office:value-type="float" office:value="5752639912.6915836" table:style-name="ce20">
            <text:p>5.752.639.913<text:s/></text:p>
          </table:table-cell>
          <table:table-cell office:value-type="float" office:value="25280582006.450512" table:style-name="ce20">
            <text:p>25.280.582.006<text:s/></text:p>
          </table:table-cell>
          <table:table-cell office:value-type="float" office:value="484935503.46797258" table:style-name="ce20">
            <text:p>484.935.503<text:s/></text:p>
          </table:table-cell>
          <table:table-cell office:value-type="float" office:value="260708947.18953019" table:style-name="ce20">
            <text:p>260.708.947<text:s/></text:p>
          </table:table-cell>
          <table:table-cell office:value-type="float" office:value="86153674.712134719" table:style-name="ce20">
            <text:p>86.153.675<text:s/></text:p>
          </table:table-cell>
          <table:table-cell office:value-type="float" office:value="6174824326.5679674" table:style-name="ce20">
            <text:p>6.174.824.327<text:s/></text:p>
          </table:table-cell>
          <table:table-cell office:value-type="float" office:value="4171528225.595017" table:style-name="ce20">
            <text:p>4.171.528.226<text:s/></text:p>
          </table:table-cell>
          <table:table-cell office:value-type="float" office:value="322813771.75471157" table:style-name="ce20">
            <text:p>322.813.772<text:s/></text:p>
          </table:table-cell>
          <table:table-cell office:value-type="float" office:value="53302584100.762314" table:style-name="ce20">
            <text:p>53.302.584.101<text:s/></text:p>
          </table:table-cell>
          <table:table-cell office:value-type="float" office:value="167017017.77464989" table:style-name="ce20">
            <text:p>167.017.018<text:s/></text:p>
          </table:table-cell>
          <table:table-cell office:value-type="float" office:value="129384850559.20998" table:style-name="ce21">
            <text:p>129.384.850.559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7" table:style-name="ro6">
          <table:table-cell table:style-name="ce7"/>
          <table:table-cell table:number-columns-repeated="16383" table:style-name="ce1"/>
        </table:table-row>
        <table:table-row table:number-rows-repeated="65471" table:style-name="ro6">
          <table:table-cell table:style-name="ce7"/>
          <table:table-cell table:number-columns-repeated="16383"/>
        </table:table-row>
        <table:table-row table:number-rows-repeated="983041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3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Mario Vieira Cunha</dc:creator>
    <meta:creation-date>2004-03-11T18:47:37Z</meta:creation-date>
    <dc:date>2016-02-25T14:07:01Z</dc:date>
    <meta:print-date>2011-05-12T16:46:54Z</meta:print-date>
    <meta:editing-cycles>38</meta:editing-cycles>
    <meta:editing-duration>PT3960S</meta:editing-duration>
  </office:meta>
</office:document-meta>
</file>